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entury Schoolbook" svg:font-family="'Century Schoolbook'"/>
    <style:font-face style:name="OpenSymbol" svg:font-family="OpenSymbol"/>
    <style:font-face style:name="StarSymbol1" svg:font-family="StarSymbol"/>
    <style:font-face style:name="Tahoma1" svg:font-family="Tahoma"/>
    <style:font-face style:name="Arial" svg:font-family="Arial" style:font-family-generic="swiss"/>
    <style:font-face style:name="Century Schoolbook1" svg:font-family="'Century Schoolbook'" style:font-family-generic="roman" style:font-pitch="variable"/>
    <style:font-face style:name="Times New Roman" svg:font-family="'Times New Roman'"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8" style:family="table">
      <style:table-properties style:width="6.9271in" fo:margin-left="0in" fo:margin-right="-0.0021in" table:align="margins"/>
    </style:style>
    <style:style style:name="Table8.A" style:family="table-column">
      <style:table-column-properties style:column-width="1.5in" style:rel-column-width="14191*"/>
    </style:style>
    <style:style style:name="Table8.B" style:family="table-column">
      <style:table-column-properties style:column-width="5.4271in" style:rel-column-width="51344*"/>
    </style:style>
    <style:style style:name="Table8.A1" style:family="table-cell">
      <style:table-cell-properties fo:padding="0.0382in" fo:border="0.0007in solid #000000"/>
    </style:style>
    <style:style style:name="Table8.2" style:family="table-row">
      <style:table-row-properties style:min-row-height="0.3056in"/>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may-break-between-rows="false"/>
    </style:style>
    <style:style style:name="Table6.A" style:family="table-column">
      <style:table-column-properties style:column-width="1.1042in" style:rel-column-width="10446*"/>
    </style:style>
    <style:style style:name="Table6.B" style:family="table-column">
      <style:table-column-properties style:column-width="5.8229in" style:rel-column-width="55089*"/>
    </style:style>
    <style:style style:name="Table6.A1" style:family="table-cell">
      <style:table-cell-properties fo:padding="0.0382in" fo:border="0.0007in solid #000000"/>
    </style:style>
    <style:style style:name="Table6.2" style:family="table-row">
      <style:table-row-properties style:min-row-height="0.3056in"/>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may-break-between-rows="false"/>
    </style:style>
    <style:style style:name="Table7.A" style:family="table-column">
      <style:table-column-properties style:column-width="1.5in" style:rel-column-width="14191*"/>
    </style:style>
    <style:style style:name="Table7.B" style:family="table-column">
      <style:table-column-properties style:column-width="5.4271in" style:rel-column-width="51344*"/>
    </style:style>
    <style:style style:name="Table7.A1" style:family="table-cell">
      <style:table-cell-properties fo:padding="0.0382in" fo:border="0.0007in solid #000000"/>
    </style:style>
    <style:style style:name="Table7.2" style:family="table-row">
      <style:table-row-properties style:min-row-height="0.3056in"/>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may-break-between-rows="false"/>
    </style:style>
    <style:style style:name="Table9.A" style:family="table-column">
      <style:table-column-properties style:column-width="1.5in" style:rel-column-width="14191*"/>
    </style:style>
    <style:style style:name="Table9.B" style:family="table-column">
      <style:table-column-properties style:column-width="5.4271in" style:rel-column-width="51344*"/>
    </style:style>
    <style:style style:name="Table9.A1" style:family="table-cell">
      <style:table-cell-properties fo:padding="0.0382in" fo:border="0.0007in solid #000000"/>
    </style:style>
    <style:style style:name="Table9.2" style:family="table-row">
      <style:table-row-properties style:min-row-height="0.3056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may-break-between-rows="false"/>
    </style:style>
    <style:style style:name="Table10.A" style:family="table-column">
      <style:table-column-properties style:column-width="1.1042in" style:rel-column-width="10446*"/>
    </style:style>
    <style:style style:name="Table10.B" style:family="table-column">
      <style:table-column-properties style:column-width="5.8229in" style:rel-column-width="55089*"/>
    </style:style>
    <style:style style:name="Table10.A1" style:family="table-cell">
      <style:table-cell-properties fo:padding="0.0382in" fo:border="0.0007in solid #000000"/>
    </style:style>
    <style:style style:name="Table10.2" style:family="table-row">
      <style:table-row-properties style:min-row-height="0.3056in"/>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may-break-between-rows="false"/>
    </style:style>
    <style:style style:name="Table11.A" style:family="table-column">
      <style:table-column-properties style:column-width="1.5in" style:rel-column-width="14191*"/>
    </style:style>
    <style:style style:name="Table11.B" style:family="table-column">
      <style:table-column-properties style:column-width="5.4271in" style:rel-column-width="51344*"/>
    </style:style>
    <style:style style:name="Table11.A1" style:family="table-cell">
      <style:table-cell-properties fo:padding="0.0382in" fo:border="0.0007in solid #000000"/>
    </style:style>
    <style:style style:name="Table11.2" style:family="table-row">
      <style:table-row-properties style:min-row-height="0.3056in"/>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may-break-between-rows="false"/>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0.0007in solid #000000"/>
    </style:style>
    <style:style style:name="Table12.2" style:family="table-row">
      <style:table-row-properties style:min-row-height="0.3056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may-break-between-rows="false"/>
    </style:style>
    <style:style style:name="Table14.A" style:family="table-column">
      <style:table-column-properties style:column-width="1.5in" style:rel-column-width="14191*"/>
    </style:style>
    <style:style style:name="Table14.B" style:family="table-column">
      <style:table-column-properties style:column-width="5.4271in" style:rel-column-width="51344*"/>
    </style:style>
    <style:style style:name="Table14.A1" style:family="table-cell">
      <style:table-cell-properties fo:padding="0.0382in" fo:border="0.0007in solid #000000"/>
    </style:style>
    <style:style style:name="Table14.2" style:family="table-row">
      <style:table-row-properties style:min-row-height="0.3056in"/>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may-break-between-rows="false"/>
    </style:style>
    <style:style style:name="Table21.A" style:family="table-column">
      <style:table-column-properties style:column-width="1.5in" style:rel-column-width="14191*"/>
    </style:style>
    <style:style style:name="Table21.B" style:family="table-column">
      <style:table-column-properties style:column-width="5.4271in" style:rel-column-width="51344*"/>
    </style:style>
    <style:style style:name="Table21.A1" style:family="table-cell">
      <style:table-cell-properties fo:padding="0.0382in" fo:border="0.0007in solid #000000"/>
    </style:style>
    <style:style style:name="Table21.2" style:family="table-row">
      <style:table-row-properties style:min-row-height="0.3056in"/>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may-break-between-rows="false"/>
    </style:style>
    <style:style style:name="Table22.A" style:family="table-column">
      <style:table-column-properties style:column-width="1.5in" style:rel-column-width="14191*"/>
    </style:style>
    <style:style style:name="Table22.B" style:family="table-column">
      <style:table-column-properties style:column-width="5.4271in" style:rel-column-width="51344*"/>
    </style:style>
    <style:style style:name="Table22.A1" style:family="table-cell">
      <style:table-cell-properties fo:padding="0.0382in" fo:border="0.0007in solid #000000"/>
    </style:style>
    <style:style style:name="Table22.2" style:family="table-row">
      <style:table-row-properties style:min-row-height="0.3056in"/>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may-break-between-rows="false"/>
    </style:style>
    <style:style style:name="Table13.A" style:family="table-column">
      <style:table-column-properties style:column-width="1.5in" style:rel-column-width="14191*"/>
    </style:style>
    <style:style style:name="Table13.B" style:family="table-column">
      <style:table-column-properties style:column-width="5.4271in" style:rel-column-width="51344*"/>
    </style:style>
    <style:style style:name="Table13.A1" style:family="table-cell">
      <style:table-cell-properties fo:padding="0.0382in" fo:border="0.0007in solid #000000"/>
    </style:style>
    <style:style style:name="Table13.2" style:family="table-row">
      <style:table-row-properties style:min-row-height="0.3056in"/>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may-break-between-rows="false"/>
    </style:style>
    <style:style style:name="Table15.A" style:family="table-column">
      <style:table-column-properties style:column-width="1.5in" style:rel-column-width="14191*"/>
    </style:style>
    <style:style style:name="Table15.B" style:family="table-column">
      <style:table-column-properties style:column-width="5.4271in" style:rel-column-width="51344*"/>
    </style:style>
    <style:style style:name="Table15.A1" style:family="table-cell">
      <style:table-cell-properties fo:padding="0.0382in" fo:border="0.0007in solid #000000"/>
    </style:style>
    <style:style style:name="Table15.2" style:family="table-row">
      <style:table-row-properties style:min-row-height="0.3056in"/>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may-break-between-rows="false"/>
    </style:style>
    <style:style style:name="Table16.A" style:family="table-column">
      <style:table-column-properties style:column-width="1.5in" style:rel-column-width="14191*"/>
    </style:style>
    <style:style style:name="Table16.B" style:family="table-column">
      <style:table-column-properties style:column-width="5.4271in" style:rel-column-width="51344*"/>
    </style:style>
    <style:style style:name="Table16.A1" style:family="table-cell">
      <style:table-cell-properties fo:padding="0.0382in" fo:border="0.0007in solid #000000"/>
    </style:style>
    <style:style style:name="Table16.2" style:family="table-row">
      <style:table-row-properties style:min-row-height="0.3056in"/>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may-break-between-rows="false"/>
    </style:style>
    <style:style style:name="Table19.A" style:family="table-column">
      <style:table-column-properties style:column-width="1.5in" style:rel-column-width="14191*"/>
    </style:style>
    <style:style style:name="Table19.B" style:family="table-column">
      <style:table-column-properties style:column-width="5.4271in" style:rel-column-width="51344*"/>
    </style:style>
    <style:style style:name="Table19.A1" style:family="table-cell">
      <style:table-cell-properties fo:padding="0.0382in" fo:border="0.0007in solid #000000"/>
    </style:style>
    <style:style style:name="Table19.2" style:family="table-row">
      <style:table-row-properties style:min-row-height="0.3056in"/>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may-break-between-rows="false"/>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A1" style:family="table-cell">
      <style:table-cell-properties fo:padding="0.0382in" fo:border="0.0007in solid #000000"/>
    </style:style>
    <style:style style:name="Table20.2" style:family="table-row">
      <style:table-row-properties style:min-row-height="0.3056in"/>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may-break-between-rows="false"/>
    </style:style>
    <style:style style:name="Table23.A" style:family="table-column">
      <style:table-column-properties style:column-width="1.5in" style:rel-column-width="14191*"/>
    </style:style>
    <style:style style:name="Table23.B" style:family="table-column">
      <style:table-column-properties style:column-width="5.4271in" style:rel-column-width="51344*"/>
    </style:style>
    <style:style style:name="Table23.A1" style:family="table-cell">
      <style:table-cell-properties fo:padding="0.0382in" fo:border="0.0007in solid #000000"/>
    </style:style>
    <style:style style:name="Table23.2" style:family="table-row">
      <style:table-row-properties style:min-row-height="0.3056in"/>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may-break-between-rows="false"/>
    </style:style>
    <style:style style:name="Table18.A" style:family="table-column">
      <style:table-column-properties style:column-width="1.5in" style:rel-column-width="14191*"/>
    </style:style>
    <style:style style:name="Table18.B" style:family="table-column">
      <style:table-column-properties style:column-width="5.4271in" style:rel-column-width="51344*"/>
    </style:style>
    <style:style style:name="Table18.A1" style:family="table-cell">
      <style:table-cell-properties fo:padding="0.0382in" fo:border="0.0007in solid #000000"/>
    </style:style>
    <style:style style:name="Table18.2" style:family="table-row">
      <style:table-row-properties style:min-row-height="0.3056in"/>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may-break-between-rows="false"/>
    </style:style>
    <style:style style:name="Table17.A" style:family="table-column">
      <style:table-column-properties style:column-width="1.5in" style:rel-column-width="14191*"/>
    </style:style>
    <style:style style:name="Table17.B" style:family="table-column">
      <style:table-column-properties style:column-width="5.4271in" style:rel-column-width="51344*"/>
    </style:style>
    <style:style style:name="Table17.A1" style:family="table-cell">
      <style:table-cell-properties fo:padding="0.0382in" fo:border="0.0007in solid #000000"/>
    </style:style>
    <style:style style:name="Table17.2" style:family="table-row">
      <style:table-row-properties style:min-row-height="0.3056in"/>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may-break-between-rows="false"/>
    </style:style>
    <style:style style:name="Table24.A" style:family="table-column">
      <style:table-column-properties style:column-width="1.5in" style:rel-column-width="14191*"/>
    </style:style>
    <style:style style:name="Table24.B" style:family="table-column">
      <style:table-column-properties style:column-width="5.4271in" style:rel-column-width="51344*"/>
    </style:style>
    <style:style style:name="Table24.A1" style:family="table-cell">
      <style:table-cell-properties fo:padding="0.0382in" fo:border="0.0007in solid #000000"/>
    </style:style>
    <style:style style:name="Table24.2" style:family="table-row">
      <style:table-row-properties style:min-row-height="0.3056in"/>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may-break-between-rows="false"/>
    </style:style>
    <style:style style:name="Table25.A" style:family="table-column">
      <style:table-column-properties style:column-width="1.5in" style:rel-column-width="14191*"/>
    </style:style>
    <style:style style:name="Table25.B" style:family="table-column">
      <style:table-column-properties style:column-width="5.4271in" style:rel-column-width="51344*"/>
    </style:style>
    <style:style style:name="Table25.A1" style:family="table-cell">
      <style:table-cell-properties fo:padding="0.0382in" fo:border="0.0007in solid #000000"/>
    </style:style>
    <style:style style:name="Table25.2" style:family="table-row">
      <style:table-row-properties style:min-row-height="0.3056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may-break-between-rows="false"/>
    </style:style>
    <style:style style:name="Table26.A" style:family="table-column">
      <style:table-column-properties style:column-width="1.5in" style:rel-column-width="14191*"/>
    </style:style>
    <style:style style:name="Table26.B" style:family="table-column">
      <style:table-column-properties style:column-width="5.4271in" style:rel-column-width="51344*"/>
    </style:style>
    <style:style style:name="Table26.A1" style:family="table-cell">
      <style:table-cell-properties fo:padding="0.0382in" fo:border="0.0007in solid #000000"/>
    </style:style>
    <style:style style:name="Table26.2" style:family="table-row">
      <style:table-row-properties style:min-row-height="0.3056in"/>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may-break-between-rows="false"/>
    </style:style>
    <style:style style:name="Table29.A" style:family="table-column">
      <style:table-column-properties style:column-width="1.5in" style:rel-column-width="14191*"/>
    </style:style>
    <style:style style:name="Table29.B" style:family="table-column">
      <style:table-column-properties style:column-width="5.4271in" style:rel-column-width="51344*"/>
    </style:style>
    <style:style style:name="Table29.A1" style:family="table-cell">
      <style:table-cell-properties fo:padding="0.0382in" fo:border="0.0007in solid #000000"/>
    </style:style>
    <style:style style:name="Table29.2" style:family="table-row">
      <style:table-row-properties style:min-row-height="0.3056in"/>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may-break-between-rows="false"/>
    </style:style>
    <style:style style:name="Table30.A" style:family="table-column">
      <style:table-column-properties style:column-width="1.5in" style:rel-column-width="14191*"/>
    </style:style>
    <style:style style:name="Table30.B" style:family="table-column">
      <style:table-column-properties style:column-width="5.4271in" style:rel-column-width="51344*"/>
    </style:style>
    <style:style style:name="Table30.A1" style:family="table-cell">
      <style:table-cell-properties fo:padding="0.0382in" fo:border="0.0007in solid #000000"/>
    </style:style>
    <style:style style:name="Table30.2" style:family="table-row">
      <style:table-row-properties style:min-row-height="0.3056in"/>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may-break-between-rows="false"/>
    </style:style>
    <style:style style:name="Table28.A" style:family="table-column">
      <style:table-column-properties style:column-width="1.5in" style:rel-column-width="14191*"/>
    </style:style>
    <style:style style:name="Table28.B" style:family="table-column">
      <style:table-column-properties style:column-width="5.4271in" style:rel-column-width="51344*"/>
    </style:style>
    <style:style style:name="Table28.A1" style:family="table-cell">
      <style:table-cell-properties fo:padding="0.0382in" fo:border="0.0007in solid #000000"/>
    </style:style>
    <style:style style:name="Table28.2" style:family="table-row">
      <style:table-row-properties style:min-row-height="0.3056in"/>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style:font-name="Century Schoolbook1"/>
    </style:style>
    <style:style style:name="P8" style:family="paragraph" style:parent-style-name="Standard">
      <style:text-properties style:font-name="Century Schoolbook1" fo:font-size="12pt"/>
    </style:style>
    <style:style style:name="P9" style:family="paragraph" style:parent-style-name="Standard">
      <style:text-properties style:font-name="Century Schoolbook1" fo:font-size="12pt" style:font-size-asian="12pt" style:font-size-complex="12pt"/>
    </style:style>
    <style:style style:name="P10" style:family="paragraph" style:parent-style-name="Standard">
      <style:paragraph-properties fo:keep-together="always"/>
      <style:text-properties style:font-name="Century Schoolbook1" fo:font-size="12pt" style:font-size-asian="12pt" style:font-size-complex="12pt"/>
    </style:style>
    <style:style style:name="P11" style:family="paragraph" style:parent-style-name="Standard">
      <style:text-properties style:font-name="Century Schoolbook1" fo:font-size="12pt" style:font-name-asian="Arial" style:font-size-asian="12pt" style:font-name-complex="Arial" style:font-size-complex="12pt"/>
    </style:style>
    <style:style style:name="P12" style:family="paragraph" style:parent-style-name="Standard">
      <style:paragraph-properties fo:keep-together="always"/>
      <style:text-properties style:font-name="Century Schoolbook1" fo:font-size="12pt" style:font-name-asian="Arial" style:font-size-asian="12pt" style:font-name-complex="Arial" style:font-size-complex="12pt"/>
    </style:style>
    <style:style style:name="P13" style:family="paragraph" style:parent-style-name="Standard">
      <style:paragraph-properties fo:keep-together="always"/>
      <style:text-properties style:font-name="Century Schoolbook1" fo:font-size="12pt"/>
    </style:style>
    <style:style style:name="P14" style:family="paragraph" style:parent-style-name="Standard">
      <style:text-properties style:font-name="Century Schoolbook1" fo:font-size="10pt" style:font-size-asian="10pt" style:font-size-complex="10pt"/>
    </style:style>
    <style:style style:name="P15" style:family="paragraph" style:parent-style-name="Standard">
      <style:paragraph-properties fo:keep-together="always"/>
      <style:text-properties style:font-name="Century Schoolbook1"/>
    </style:style>
    <style:style style:name="P16" style:family="paragraph" style:parent-style-name="Table">
      <style:paragraph-properties fo:text-align="center" style:justify-single-word="false"/>
    </style:style>
    <style:style style:name="P17" style:family="paragraph" style:parent-style-name="Standard">
      <style:paragraph-properties fo:margin-left="0in" fo:margin-right="0in" fo:text-indent="0in" style:auto-text-indent="false"/>
      <style:text-properties style:font-name="Century Schoolbook1" fo:font-size="10pt" style:font-size-asian="10pt" style:font-size-complex="10pt"/>
    </style:style>
    <style:style style:name="P18" style:family="paragraph" style:parent-style-name="Table_20_Contents">
      <style:paragraph-properties fo:margin-left="0in" fo:margin-right="0in" fo:margin-top="0.0417in" fo:margin-bottom="0.0417in" fo:text-align="center" style:justify-single-word="false" fo:text-indent="0in" style:auto-text-indent="false" fo:padding="0in" fo:border="none" style:shadow="none"/>
      <style:text-properties style:font-name="Century Schoolbook1" fo:font-size="10pt" fo:font-weight="bold" style:font-size-asian="10pt" style:font-size-complex="10pt"/>
    </style:style>
    <style:style style:name="P19" style:family="paragraph" style:parent-style-name="Text_20_body">
      <style:paragraph-properties fo:break-before="page" style:shadow="none"/>
    </style:style>
    <style:style style:name="P20" style:family="paragraph" style:parent-style-name="Table_20_index_20_heading">
      <style:paragraph-properties fo:break-before="page"/>
    </style:style>
    <style:style style:name="P21" style:family="paragraph" style:parent-style-name="Contents_20_Heading">
      <style:paragraph-properties fo:break-before="page"/>
    </style:style>
    <style:style style:name="P22" style:family="paragraph" style:parent-style-name="Text_20_body">
      <style:paragraph-properties fo:margin-left="0in" fo:margin-right="0in" fo:text-indent="0.5in" style:auto-text-indent="false" style:shadow="non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Requirement">
      <style:text-properties fo:font-weight="bold"/>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Table_20_index_20_1">
      <style:paragraph-properties>
        <style:tab-stops>
          <style:tab-stop style:position="6.9252in" style:type="right" style:leader-style="dotted" style:leader-text="."/>
        </style:tab-stops>
      </style:paragraph-properties>
    </style:style>
    <style:style style:name="P28" style:family="paragraph" style:parent-style-name="Illustration_20_Index_20_1">
      <style:paragraph-properties>
        <style:tab-stops>
          <style:tab-stop style:position="6.9252in" style:type="right" style:leader-style="dotted" style:leader-text="."/>
        </style:tab-stops>
      </style:paragraph-properties>
    </style:style>
    <style:style style:name="P29" style:family="paragraph" style:parent-style-name="Standard" style:master-page-name="First_20_Page">
      <style:paragraph-properties fo:text-align="center" style:justify-single-word="false" style:page-number="auto"/>
    </style:style>
    <style:style style:name="P30" style:family="paragraph" style:parent-style-name="Standard" style:list-style-name="L1">
      <style:text-properties style:font-name="Century Schoolbook1" fo:font-size="10pt" style:font-size-asian="10pt" style:font-size-complex="10pt"/>
    </style:style>
    <style:style style:name="P31" style:family="paragraph" style:parent-style-name="Standard" style:list-style-name="L2">
      <style:paragraph-properties fo:margin-left="0.4925in" fo:margin-right="0in" fo:text-indent="-0.25in" style:auto-text-indent="false"/>
      <style:text-properties style:font-name="Century Schoolbook1" fo:font-size="10pt" style:font-size-asian="10pt" style:font-size-complex="10pt"/>
    </style:style>
    <style:style style:name="P32" style:family="paragraph" style:parent-style-name="Standard" style:list-style-name="L2">
      <style:paragraph-properties fo:margin-left="0.4925in" fo:margin-right="0in" fo:text-indent="-0.25in" style:auto-text-indent="false"/>
      <style:text-properties style:font-name="Century Schoolbook1" fo:font-size="10pt" style:font-name-asian="Arial" style:font-size-asian="10pt" style:font-name-complex="Arial" style:font-size-complex="10pt"/>
    </style:style>
    <style:style style:name="P33" style:family="paragraph" style:parent-style-name="Heading_20_1">
      <style:paragraph-properties fo:break-before="page"/>
    </style:style>
    <style:style style:name="P34" style:family="paragraph" style:parent-style-name="Req_5f_Specifics" style:list-style-name="L3"/>
    <style:style style:name="P35" style:family="paragraph" style:parent-style-name="Req_5f_Specifics" style:list-style-name="L4"/>
    <style:style style:name="P36" style:family="paragraph" style:parent-style-name="Req_5f_Specifics" style:list-style-name="L5">
      <style:text-properties fo:font-size="12pt"/>
    </style:style>
    <style:style style:name="P37" style:family="paragraph" style:parent-style-name="Req_5f_Specifics" style:list-style-name="L7">
      <style:text-properties fo:font-size="12pt"/>
    </style:style>
    <style:style style:name="P38" style:family="paragraph" style:parent-style-name="Req_5f_Specifics" style:list-style-name="L3">
      <style:text-properties style:font-name="Century Schoolbook1"/>
    </style:style>
    <style:style style:name="P39" style:family="paragraph" style:parent-style-name="Req_5f_Specifics" style:list-style-name="L6"/>
    <style:style style:name="P40" style:family="paragraph" style:parent-style-name="Req_5f_Specifics" style:list-style-name="L8">
      <style:paragraph-properties fo:margin-left="0.4925in" fo:margin-right="0in" fo:text-indent="-0.25in" style:auto-text-indent="false"/>
    </style:style>
    <style:style style:name="T1" style:family="text">
      <style:text-properties fo:font-size="14pt" style:font-size-asian="14pt" style:font-size-complex="14pt"/>
    </style:style>
    <style:style style:name="T2" style:family="text">
      <style:text-properties fo:font-style="italic"/>
    </style:style>
    <style:style style:name="T3" style:family="text">
      <style:text-properties fo:font-variant="normal" fo:text-transform="none"/>
    </style:style>
    <style:style style:name="T4" style:family="text">
      <style:text-properties fo:background-color="#c0c0c0"/>
    </style:style>
    <style:style style:name="T5" style:family="text">
      <style:text-properties style:font-name-asian="Arial" style:font-name-complex="Arial"/>
    </style:style>
    <style:style style:name="T6" style:family="text">
      <style:text-properties fo:background-color="#ffff00"/>
    </style:style>
    <style:style style:name="T7" style:family="text">
      <style:text-properties fo:font-size="12pt"/>
    </style:style>
    <style:style style:name="T8" style:family="text">
      <style:text-properties style:font-name="Century Schoolbook1" fo:font-size="12pt"/>
    </style:style>
    <style:style style:name="T9"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5" text:separation-character="." text:name="Requirement"/>
      </text:sequence-decls>
      <text:user-field-decls>
        <text:user-field-decl office:value-type="string" office:string-value="System Segmentation Specification" text:name="DocumentType"/>
        <text:user-field-decl office:value-type="string" office:string-value="Smart House System"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Smart House" text:name="ShortSystemName"/>
      </text:user-field-decls>
      <text:p text:style-name="P29"/>
      <text:p text:style-name="P6"/>
      <text:p text:style-name="P6"/>
      <text:p text:style-name="P6"/>
      <text:p text:style-name="P6"/>
      <text:p text:style-name="P6"><text:user-field-get text:name="DocumentType">System Segmentation Specification</text:user-field-get> </text:p>
      <text:p text:style-name="P6">for</text:p>
      <text:p text:style-name="P6"><text:user-field-get text:name="FullSystemName">Smart House System</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Table of Contents</text:p>
          </text:index-title>
          <text:p text:style-name="P23"><text:s/>1 Scope<text:tab/>4</text:p>
          <text:p text:style-name="P24"><text:s/>1.1 Identification<text:tab/>4</text:p>
          <text:p text:style-name="P24"><text:s/>1.2 System Overview<text:tab/>4</text:p>
          <text:p text:style-name="P24"><text:s/>1.3 Document Overview<text:tab/>4</text:p>
          <text:p text:style-name="P23"><text:s/>2 References<text:tab/>7</text:p>
          <text:p text:style-name="P24"><text:s/>2.1 General References<text:tab/>7</text:p>
          <text:p text:style-name="P24"><text:s/>2.2 Specific References<text:tab/>7</text:p>
          <text:p text:style-name="P24"><text:s/>2.3 Acronyms and Abbreviations<text:tab/>7</text:p>
          <text:p text:style-name="P23"><text:s/>3 Requirements<text:tab/>8</text:p>
          <text:p text:style-name="P24"><text:s/>3.1 Required states and modes<text:tab/>8</text:p>
          <text:p text:style-name="P26"><text:s/>3.1.1 System States<text:tab/>8</text:p>
          <text:p text:style-name="P26"><text:s/>3.1.2 System Modes<text:tab/>9</text:p>
          <text:p text:style-name="P24"><text:s/>3.2 System external interface requirements<text:tab/>10</text:p>
          <text:p text:style-name="P26"><text:s/>3.2.1 (Project-unique identifier or interface)<text:tab/>10</text:p>
          <text:p text:style-name="P24"><text:s/>3.3 System capability requirements<text:tab/>12</text:p>
          <text:p text:style-name="P26"><text:s/>3.3.1 System capability<text:tab/>12</text:p>
          <text:p text:style-name="P24"><text:s/>3.4 System internal interface requirements<text:tab/>12</text:p>
          <text:p text:style-name="P24"><text:s/>3.5 System internal data requirements<text:tab/>12</text:p>
          <text:p text:style-name="P24"><text:s/>3.6 Adaptation requirements<text:tab/>13</text:p>
          <text:p text:style-name="P24"><text:s/>3.7 Safety requirements<text:tab/>13</text:p>
          <text:p text:style-name="P24"><text:s/>3.8 Security and privacy requirements<text:tab/>13</text:p>
          <text:p text:style-name="P24"><text:s/>3.9 System environment requirements<text:tab/>13</text:p>
          <text:p text:style-name="P24"><text:s/>3.10 Computer resource requirements<text:tab/>13</text:p>
          <text:p text:style-name="P26"><text:s/>3.10.1 Computer hardware requirements<text:tab/>14</text:p>
          <text:p text:style-name="P26"><text:s/>3.10.2 Computer hardware resource utilization<text:tab/>14</text:p>
          <text:p text:style-name="P26"><text:s/>3.10.3 Computer software requirements<text:tab/>14</text:p>
          <text:p text:style-name="P26"><text:s/>3.10.4 Computer communications requirements<text:tab/>14</text:p>
          <text:p text:style-name="P24"><text:s/>3.11 System quality factors<text:tab/>14</text:p>
          <text:p text:style-name="P24"><text:s/>3.12 Design and Construction constraints<text:tab/>14</text:p>
          <text:p text:style-name="P24"><text:s/>3.13 Personnel-related requirements<text:tab/>14</text:p>
          <text:p text:style-name="P24"><text:s/>3.14 Training-related requirements<text:tab/>14</text:p>
          <text:p text:style-name="P24"><text:s/>3.15 Logistics-related requirements<text:tab/>14</text:p>
          <text:p text:style-name="P24"><text:s/>3.16 Other requirements<text:tab/>14</text:p>
          <text:p text:style-name="P24"><text:s/>3.17 Packaging requirements<text:tab/>14</text:p>
          <text:p text:style-name="P24"><text:s/>3.18 Precedence and criticality of requirements<text:tab/>15</text:p>
          <text:p text:style-name="P23"><text:s/>4 Qualification Provisions<text:tab/>16</text:p>
          <text:p text:style-name="P23"><text:s/>5 Requirements traceability<text:tab/>17</text:p>
          <text:p text:style-name="P23"><text:soft-page-break/><text:s/>6 Notes<text:tab/>18</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List of Tables</text:p>
          </text:index-title>
          <text:p text:style-name="P27">Table 1: Acronyms and Abbreviations<text:tab/>7</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27">Figure 1: Intersection Overview<text:tab/>4</text:p>
        </text:index-body>
      </text:table-index>
      <text:p text:style-name="P6"/>
      <text:illustration-index text:style-name="Sect2" text:protected="true" text:name="Illustration Index1">
        <text:illustration-index-source text:caption-sequence-name="Requirement" text:caption-sequence-format="text">
          <text:index-title-template text:style-name="Illustration_20_Index_20_Heading">List of Requirement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Requirements</text:p>
          </text:index-title>
          <text:p text:style-name="P28">Requirement 3.1.1.1.1 : Boot-Up State<text:tab/>8</text:p>
          <text:p text:style-name="P28">Requirement 3.1.1.2.1 : Operating State <text:tab/>8</text:p>
          <text:p text:style-name="P28">Requirement 3.1.1.3.1 : Shutdown State<text:tab/>9</text:p>
          <text:p text:style-name="P28">Requirement 3.1.2.1.1 : Normal Mode<text:tab/>9</text:p>
          <text:p text:style-name="P28">Requirement 3.1.2.2.1 : Emergency Mode<text:tab/>10</text:p>
          <text:p text:style-name="P28">Requirement 3.1.2.3.1 : Shutdown State<text:tab/>10</text:p>
          <text:p text:style-name="P28">Requirement 3.2.1.1 : User Data Storage<text:tab/>11</text:p>
          <text:p text:style-name="P28">Requirement 3.2.1.2 : Human Sensor Interface<text:tab/>11</text:p>
          <text:p text:style-name="P28">Requirement 3.2.1.3 : User Data Storage<text:tab/>12</text:p>
          <text:p text:style-name="P28">Requirement 3.5.1 : Vacation Schedule Database<text:tab/>13</text:p>
          <text:p text:style-name="P28">Requirement 3.5.2 : Work Schedule Database<text:tab/>13</text:p>
        </text:index-body>
      </text:illustration-index>
      <text:p text:style-name="P6"/>
      <text:h text:style-name="P33" text:outline-level="1">Scope</text:h>
      <text:p text:style-name="Text_20_body"><text:tab/>This document provides the <text:user-field-get text:name="DocumentType">System Segmentation Specification</text:user-field-get> for modification of the <text:user-field-input text:name="FullSystemName" text:description="">Smart House System</text:user-field-input>. Thus, the system described herein shall be known as the <text:user-field-get text:name="ShortSystemName">Smart House</text:user-field-get>.</text:p>
      <text:h text:style-name="Heading_20_2" text:outline-level="2">Identification</text:h>
      <text:p text:style-name="Text_20_body"><text:tab/>The <text:user-field-input text:name="ShortSystemName" text:description="">Smart House</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Smart House</text:user-field-input> system shall serve as a house automation system with user preference and scheduling procedures. <text:s/>This system is designed to make everyday living simpler and more user defined. <text:s/>The quality of life part is one of the four major components of the system and will include a user profiling section, a voice recognition section, a scheduling section and a miscellaneous section. <text:s text:c="3"/><text:sequence-ref text:reference-format="category-and-value" text:ref-name="refFigure0">Figure 1</text:sequence-ref> Is a basic overview of the quality of life system (DCD-C??).</text:p>
      <text:p text:style-name="Figure"><draw:frame draw:style-name="fr1" draw:name="Intersection Overview" text:anchor-type="paragraph" svg:x="0.3756in" svg:y="0in" svg:width="6.2016in" svg:height="4.1634in" draw:z-index="0"><draw:image xlink:href="../DFD-C.png" xlink:type="simple" xlink:show="embed" xlink:actuate="onLoad" draw:filter-name="&lt;All formats&gt;"/></draw:frame>Figure <text:sequence text:ref-name="refFigure0" text:name="Figure" text:formula="ooow:Figure+1" style:num-format="1">1</text:sequence>: Smart House System Overview</text:p>
      <text:h text:style-name="Heading_20_2" text:outline-level="2"><text:soft-page-break/>Document Overview</text:h>
      <text:p text:style-name="Text_20_body"><text:tab/>This document provides the system subsystem specification (SSS) for the <text:user-field-input text:name="FullSystemName" text:description="">Smart House System</text:user-field-input>. This document format is based upon the format as provided in Reference []. The system and subsystem performance specification and acceptance criteria are documented following the guidelines of ISO-12207 [1] and MIL-STD-498 [2] (from which ISO-12207 originated). This section provides an overview of the system and this document. Section 2 provides a list of general and application-specific reference documents as well as an acronym list. Section 3 provides the detailed requirements for the system. Section 4 general notes as applicable. Detailed information is provided in appendices as is applicable.</text:p>
      <text:p text:style-name="Text_20_body"><text:tab/>This document follows the format as specified in reference 3. A change in format has been made that allows for the system interfaces to be specified before the system capabilities. The net result of this change is that system capabilities are presented in section 3.3 instead of 3.2 and external system interfaces are described in section 3.2 instead of section 3.3. A second change is that the qualification provisions are listed with each requirement rather in a matrix in Section 4.</text:p>
      <text:p text:style-name="Text_20_body"><text:tab/>The requirements are listed by sub-system. The fully qualified requirement number includes the sub-section in which it is contained. The requirement numbers are tied to the sub-system level thus they are numbered from 1 to N for each sub-section of the requirements section. This is done to allow for additions within a sub-system without affecting other sub-systems. Once a requirement has been active, it cannot be deleted, only its status may be changed to <text:span text:style-name="T2">deleted</text:span> to preserve numbering.</text:p>
      <text:p text:style-name="Text_20_body"><text:tab/></text:p>
      <text:p text:style-name="P19">Each requirement is defined in the following format:</text:p>
      <text:p text:style-name="Text_20_body"/>
      <table:table table:name="Table8" table:style-name="Table8">
        <table:table-column table:style-name="Table8.A"/>
        <table:table-column table:style-name="Table8.B"/>
        <table:table-header-rows>
          <table:table-row>
            <table:table-cell table:style-name="Table8.A1" table:number-columns-spanned="2" office:value-type="string">
              <text:p text:style-name="P18">Requirement Sub.Section-#: Requirement Name or Title </text:p>
            </table:table-cell>
            <table:covered-table-cell/>
          </table:table-row>
        </table:table-header-rows>
        <table:table-row table:style-name="Table8.2">
          <table:table-cell table:style-name="Table8.A2" office:value-type="string">
            <text:p text:style-name="P14">Synopsis:</text:p>
          </table:table-cell>
          <table:table-cell table:style-name="Table8.B2" office:value-type="string">
            <text:p text:style-name="P14">Generalized statement of this requirement. This is a simplification of the requirement. The requirement details (and thus the testable items) are provided in the specifics section.</text:p>
          </table:table-cell>
        </table:table-row>
        <table:table-row>
          <table:table-cell table:style-name="Table8.A2" office:value-type="string">
            <text:p text:style-name="P14">Specifics:</text:p>
          </table:table-cell>
          <table:table-cell table:style-name="Table8.B2" office:value-type="string">
            <text:p text:style-name="P14">Specialized information regarding this requirement for the specified application.</text:p>
            <text:list xml:id="list35141824" text:style-name="L1">
              <text:list-item>
                <text:p text:style-name="P30">Parameters that are To Be Determined are listed as <text:span text:style-name="T6">__TBD__</text:span>.</text:p>
              </text:list-item>
              <text:list-item>
                <text:p text:style-name="P30">List all “sub-requirements” in lettered list so that their numbers are Rqt 1.2.3.4-1.A, Rqt 1.2.3.4-1.B and so forth</text:p>
              </text:list-item>
            </text:list>
          </table:table-cell>
        </table:table-row>
        <table:table-row>
          <table:table-cell table:style-name="Table8.A2" office:value-type="string">
            <text:p text:style-name="P14">Acceptance:</text:p>
          </table:table-cell>
          <table:table-cell table:style-name="Table8.B2" office:value-type="string">
            <text:p text:style-name="P14">The criteria that shall be used to determine acceptance of this component. These criteria will be coalesced into an overall ATP to be executed upon delivery and installation of the system. Acceptance of a requirement will be in the form of one of the following methods:</text:p>
            <text:p text:style-name="P14"/>
            <text:list xml:id="list35144535" text:style-name="L2">
              <text:list-item>
                <text:p text:style-name="P31">Inspection – the requirement will be accepted based upon results of the inspection and review of the system or documentation</text:p>
              </text:list-item>
            </text:list>
            <text:p text:style-name="P17"/>
            <text:list xml:id="list35295436" text:continue-numbering="true" text:style-name="L2">
              <text:list-item>
                <text:p text:style-name="P31">Demonstration – the requirement will be accepted based upon operational demonstration of the capability with no prejudice towards the performance of the capability<text:span text:style-name="T3">.</text:span></text:p>
                <text:p text:style-name="P31"/>
              </text:list-item>
              <text:list-item>
                <text:p text:style-name="P31">Testing – the requirement will be accepted by running the system to collect data and the resultant analysis of the data to verify the performance.</text:p>
                <text:p text:style-name="P31"/>
              </text:list-item>
              <text:list-item>
                <text:p text:style-name="P31">Analysis – <text:span text:style-name="T5">The processing of accumulated data obtained from other qualification methods. Examples are reduction, interpolation, or extrapolation of test results.</text:span></text:p>
                <text:p text:style-name="P32"/>
              </text:list-item>
              <text:list-item>
                <text:p text:style-name="P31"><text:span text:style-name="T5">Special qualification methods. Any special qualification methods for the system, such as special tools, techniques, procedures, facilities, acceptance limits, use of standard </text:span><text:span text:style-name="T5">samples, preproduction or periodic production samples, pilot models, or pilot lots.</text:span></text:p>
              </text:list-item>
            </text:list>
          </table:table-cell>
        </table:table-row>
        <table:table-row>
          <table:table-cell table:style-name="Table8.A2" office:value-type="string">
            <text:p text:style-name="P14">Status:</text:p>
          </table:table-cell>
          <table:table-cell table:style-name="Table8.B2" office:value-type="string">
            <text:p text:style-name="P14">Active or In-Active. Active requirements are to be met by the system for the specified use and shall be subject to the acceptance criteria. In-Active requirements shall not be subject to the acceptance criteria.</text:p>
            <text:p text:style-name="P14"/>
            <text:p text:style-name="P14">In-Active requirements are shown in <text:span text:style-name="T4">gray regions</text:span>.</text:p>
          </table:table-cell>
        </table:table-row>
        <table:table-row>
          <table:table-cell table:style-name="Table8.A2" office:value-type="string">
            <text:p text:style-name="P14">Notes:</text:p>
          </table:table-cell>
          <table:table-cell table:style-name="Table8.B2" office:value-type="string">
            <text:p text:style-name="P14">These are general notices and issues regarding the component. Notes shall not be considered part of the formal requirements.</text:p>
          </table:table-cell>
        </table:table-row>
      </table:table>
      <text:p text:style-name="Text_20_body"/>
      <text:p text:style-name="Text_20_body"> </text:p>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OCD_DID"/>[<text:bookmark-start text:name="THIS_DID"/>SSS_DID<text:bookmark-end text:name="THIS_DID"/>]<text:bookmark-end text:name="OCD_DID"/> DI-IPSC-81431 Data Item Description for System Subsystem Specification (SSS), MIL-STD-498, 05 Dec 1994.</text:p>
      <text:h text:style-name="Heading_20_2" text:outline-level="2">Specific References</text:h>
      <text:p text:style-name="Text_20_body"/>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6">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row>
          <table:table-cell table:style-name="Acronyms.A2" office:value-type="string">
            <text:p text:style-name="P5">UID</text:p>
          </table:table-cell>
          <table:table-cell table:style-name="Acronyms.B2" office:value-type="string">
            <text:p text:style-name="P5">Unique Identifier (for user's profiles)</text:p>
          </table:table-cell>
        </table:table-row>
      </table:table>
      <text:p text:style-name="Table"/>
      <text:p text:style-name="Text_20_body"/>
      <text:p text:style-name="Text_20_body"/>
      <text:p text:style-name="Text_20_body"/>
      <text:p text:style-name="Text_20_body"/>
      <text:h text:style-name="P33" text:outline-level="1">Requirements</text:h>
      <text:h text:style-name="Heading_20_2" text:outline-level="2">Required states and modes</text:h>
      <text:p text:style-name="P22">This section lists the states and modes that are provided by the system. States are high-level operation levels such as “boot-up”, “running”, “shutdown”, and maybe “off”. Sub-states list sub-levels for each state as applicable. For example, the “boot-up” state may have sub-states like “power-up”, “reading boot media”, etc. Modes and sub-modes are traditional operational modes within a state. For example, the “running” state may have modes such as “normal”, “maintenance”, “training”, etc.</text:p>
      <text:h text:style-name="Heading_20_3" text:outline-level="3">System States</text:h>
      <text:p text:style-name="Text_20_body">The system shall have three states of operation: boot-up, normal and shut-down.</text:p>
      <text:h text:style-name="Heading_20_4" text:outline-level="4">Boot-Up State</text:h>
      <table:table table:name="Table6" table:style-name="Table6">
        <table:table-column table:style-name="Table6.A"/>
        <table:table-column table:style-name="Table6.B"/>
        <table:table-header-rows>
          <table:table-row>
            <table:table-cell table:style-name="Table6.A1" table:number-columns-spanned="2" office:value-type="string">
              <text:p text:style-name="Requirement"><text:span text:style-name="T9">Requirement </text:span><text:sequence text:ref-name="refRequirement0" text:name="Requirement" text:formula="ooow:Requirement+1" style:num-format="1">3.1.1.1.1</text:sequence> <text:span text:style-name="T9">: Boot-Up State</text:span></text:p>
            </table:table-cell>
            <table:covered-table-cell/>
          </table:table-row>
        </table:table-header-rows>
        <table:table-row table:style-name="Table6.2">
          <table:table-cell table:style-name="Table6.A2" office:value-type="string">
            <text:p text:style-name="P10">Synopsis:</text:p>
          </table:table-cell>
          <table:table-cell table:style-name="Table6.B2" office:value-type="string">
            <text:p text:style-name="P15">The system shall provide a boot-up state in which the system prepares for operation. </text:p>
          </table:table-cell>
        </table:table-row>
        <table:table-row>
          <table:table-cell table:style-name="Table6.A2" office:value-type="string">
            <text:p text:style-name="P10">Specifics:</text:p>
          </table:table-cell>
          <table:table-cell table:style-name="Table6.B2" office:value-type="string">
            <text:list xml:id="list35170044" text:style-name="L3">
              <text:list-item>
                <text:p text:style-name="P34">The system shall provide a boot-up state in which the system prepares for operation. </text:p>
              </text:list-item>
            </text:list>
          </table:table-cell>
        </table:table-row>
        <table:table-row>
          <table:table-cell table:style-name="Table6.A2" office:value-type="string">
            <text:p text:style-name="P10">Acceptance:</text:p>
          </table:table-cell>
          <table:table-cell table:style-name="Table6.B2" office:value-type="string">
            <text:p text:style-name="P12">This requirement shall be verified by inspection.</text:p>
          </table:table-cell>
        </table:table-row>
        <table:table-row>
          <table:table-cell table:style-name="Table6.A2" office:value-type="string">
            <text:p text:style-name="P10">Status:</text:p>
          </table:table-cell>
          <table:table-cell table:style-name="Table6.B2" office:value-type="string">
            <text:p text:style-name="P10">Active</text:p>
          </table:table-cell>
        </table:table-row>
        <table:table-row>
          <table:table-cell table:style-name="Table6.A2" office:value-type="string">
            <text:p text:style-name="P10">Notes:</text:p>
          </table:table-cell>
          <table:table-cell table:style-name="Table6.B2" office:value-type="string">
            <text:p text:style-name="P10">N/A</text:p>
          </table:table-cell>
        </table:table-row>
      </table:table>
      <text:p text:style-name="Standard"/>
      <text:h text:style-name="Heading_20_4" text:outline-level="4"><text:soft-page-break/>Operating State</text:h>
      <table:table table:name="Table7" table:style-name="Table7">
        <table:table-column table:style-name="Table7.A"/>
        <table:table-column table:style-name="Table7.B"/>
        <table:table-header-rows>
          <table:table-row>
            <table:table-cell table:style-name="Table7.A1" table:number-columns-spanned="2" office:value-type="string">
              <text:p text:style-name="Requirement"><text:span text:style-name="T9">Requirement </text:span><text:sequence text:ref-name="refRequirement1" text:name="Requirement" text:formula="ooow:Requirement+1" style:num-format="1">3.1.1.2.1</text:sequence> <text:span text:style-name="T9">: Operating State </text:span></text:p>
            </table:table-cell>
            <table:covered-table-cell/>
          </table:table-row>
        </table:table-header-rows>
        <table:table-row table:style-name="Table7.2">
          <table:table-cell table:style-name="Table7.A2" office:value-type="string">
            <text:p text:style-name="P10">Synopsis:</text:p>
          </table:table-cell>
          <table:table-cell table:style-name="Table7.B2" office:value-type="string">
            <text:p text:style-name="P15"><text:span text:style-name="T7">The system shall provide an operating state in which the system operates normally.</text:span> <text:s/></text:p>
          </table:table-cell>
        </table:table-row>
        <table:table-row>
          <table:table-cell table:style-name="Table7.A2" office:value-type="string">
            <text:p text:style-name="P10">Specifics:</text:p>
          </table:table-cell>
          <table:table-cell table:style-name="Table7.B2" office:value-type="string">
            <text:list xml:id="list35152584" text:style-name="L4">
              <text:list-item>
                <text:p text:style-name="P35"><text:span text:style-name="T7">The system shall provide </text:span><text:span text:style-name="T8">an operating</text:span><text:span text:style-name="T7"> state in which the system operates normally.</text:span> <text:s/></text:p>
              </text:list-item>
            </text:list>
          </table:table-cell>
        </table:table-row>
        <table:table-row>
          <table:table-cell table:style-name="Table7.A2" office:value-type="string">
            <text:p text:style-name="P10">Acceptance:</text:p>
          </table:table-cell>
          <table:table-cell table:style-name="Table7.B2" office:value-type="string">
            <text:p text:style-name="P12">This requirement shall be verified by inspection.</text:p>
          </table:table-cell>
        </table:table-row>
        <table:table-row>
          <table:table-cell table:style-name="Table7.A2" office:value-type="string">
            <text:p text:style-name="P10">Status:</text:p>
          </table:table-cell>
          <table:table-cell table:style-name="Table7.B2" office:value-type="string">
            <text:p text:style-name="P10">Active</text:p>
          </table:table-cell>
        </table:table-row>
        <table:table-row>
          <table:table-cell table:style-name="Table7.A2" office:value-type="string">
            <text:p text:style-name="P10">Notes:</text:p>
          </table:table-cell>
          <table:table-cell table:style-name="Table7.B2" office:value-type="string">
            <text:p text:style-name="P10">N/A</text:p>
          </table:table-cell>
        </table:table-row>
      </table:table>
      <text:p text:style-name="Standard"/>
      <text:h text:style-name="Heading_20_4" text:outline-level="4">Boot-Up State</text:h>
      <table:table table:name="Table9" table:style-name="Table9">
        <table:table-column table:style-name="Table9.A"/>
        <table:table-column table:style-name="Table9.B"/>
        <table:table-header-rows>
          <table:table-row>
            <table:table-cell table:style-name="Table9.A1" table:number-columns-spanned="2" office:value-type="string">
              <text:p text:style-name="Requirement"><text:span text:style-name="T9">Requirement </text:span><text:sequence text:ref-name="refRequirement2" text:name="Requirement" text:formula="ooow:Requirement+1" style:num-format="1">3.1.1.3.1</text:sequence> <text:span text:style-name="T9">: Shutdown State</text:span></text:p>
            </table:table-cell>
            <table:covered-table-cell/>
          </table:table-row>
        </table:table-header-rows>
        <table:table-row table:style-name="Table9.2">
          <table:table-cell table:style-name="Table9.A2" office:value-type="string">
            <text:p text:style-name="P9">Synopsis:</text:p>
          </table:table-cell>
          <table:table-cell table:style-name="Table9.B2" office:value-type="string">
            <text:p text:style-name="P7"><text:span text:style-name="T7">The system shall provide a shutdown state in which the system ceases operations.</text:span> <text:s/></text:p>
          </table:table-cell>
        </table:table-row>
        <table:table-row>
          <table:table-cell table:style-name="Table9.A2" office:value-type="string">
            <text:p text:style-name="P9">Specifics:</text:p>
          </table:table-cell>
          <table:table-cell table:style-name="Table9.B2" office:value-type="string">
            <text:list xml:id="list35154023" text:style-name="L5">
              <text:list-item>
                <text:p text:style-name="P36">The system shall provide a shutdown state in which the system ceases operations.</text:p>
              </text:list-item>
            </text:list>
          </table:table-cell>
        </table:table-row>
        <table:table-row>
          <table:table-cell table:style-name="Table9.A2" office:value-type="string">
            <text:p text:style-name="P9">Acceptance:</text:p>
          </table:table-cell>
          <table:table-cell table:style-name="Table9.B2" office:value-type="string">
            <text:p text:style-name="P11">This requirement shall be verified by inspection.</text:p>
          </table:table-cell>
        </table:table-row>
        <table:table-row>
          <table:table-cell table:style-name="Table9.A2" office:value-type="string">
            <text:p text:style-name="P9">Status:</text:p>
          </table:table-cell>
          <table:table-cell table:style-name="Table9.B2" office:value-type="string">
            <text:p text:style-name="P9">Active</text:p>
          </table:table-cell>
        </table:table-row>
        <table:table-row>
          <table:table-cell table:style-name="Table9.A2" office:value-type="string">
            <text:p text:style-name="P9">Notes:</text:p>
          </table:table-cell>
          <table:table-cell table:style-name="Table9.B2" office:value-type="string">
            <text:p text:style-name="P9">N/A</text:p>
          </table:table-cell>
        </table:table-row>
      </table:table>
      <text:h text:style-name="Heading_20_3" text:outline-level="3">System Modes</text:h>
      <text:p text:style-name="Text_20_body">The system shall have two modes of operation: boot-up, normal and emergency.</text:p>
      <text:h text:style-name="Heading_20_4" text:outline-level="4"><text:soft-page-break/>Normal Mode</text:h>
      <table:table table:name="Table10" table:style-name="Table10">
        <table:table-column table:style-name="Table10.A"/>
        <table:table-column table:style-name="Table10.B"/>
        <table:table-header-rows>
          <table:table-row>
            <table:table-cell table:style-name="Table10.A1" table:number-columns-spanned="2" office:value-type="string">
              <text:p text:style-name="Requirement"><text:span text:style-name="T9">Requirement </text:span><text:sequence text:ref-name="refRequirement3" text:name="Requirement" text:formula="ooow:Requirement+1" style:num-format="1">3.1.2.1.1</text:sequence> <text:span text:style-name="T9">: Normal Mode</text:span></text:p>
            </table:table-cell>
            <table:covered-table-cell/>
          </table:table-row>
        </table:table-header-rows>
        <table:table-row table:style-name="Table10.2">
          <table:table-cell table:style-name="Table10.A2" office:value-type="string">
            <text:p text:style-name="P10">Synopsis:</text:p>
          </table:table-cell>
          <table:table-cell table:style-name="Table10.B2" office:value-type="string">
            <text:p text:style-name="P15">The system shall provide a normal mode in which the system operates normally. </text:p>
          </table:table-cell>
        </table:table-row>
        <table:table-row>
          <table:table-cell table:style-name="Table10.A2" office:value-type="string">
            <text:p text:style-name="P10">Specifics:</text:p>
          </table:table-cell>
          <table:table-cell table:style-name="Table10.B2" office:value-type="string">
            <text:list xml:id="list35296612" text:continue-list="list35170044" text:style-name="L3">
              <text:list-item text:start-value="1">
                <text:p text:style-name="P38">The system shall provide a normal mode in which the system operates normally.</text:p>
              </text:list-item>
              <text:list-item>
                <text:p text:style-name="P38">The normal mode shall exist only in the operating state.</text:p>
              </text:list-item>
            </text:list>
          </table:table-cell>
        </table:table-row>
        <table:table-row>
          <table:table-cell table:style-name="Table10.A2" office:value-type="string">
            <text:p text:style-name="P10">Acceptance:</text:p>
          </table:table-cell>
          <table:table-cell table:style-name="Table10.B2" office:value-type="string">
            <text:p text:style-name="P12">This requirement shall be verified by inspection.</text:p>
          </table:table-cell>
        </table:table-row>
        <table:table-row>
          <table:table-cell table:style-name="Table10.A2" office:value-type="string">
            <text:p text:style-name="P10">Status:</text:p>
          </table:table-cell>
          <table:table-cell table:style-name="Table10.B2" office:value-type="string">
            <text:p text:style-name="P10">Active</text:p>
          </table:table-cell>
        </table:table-row>
        <table:table-row>
          <table:table-cell table:style-name="Table10.A2" office:value-type="string">
            <text:p text:style-name="P10">Notes:</text:p>
          </table:table-cell>
          <table:table-cell table:style-name="Table10.B2" office:value-type="string">
            <text:p text:style-name="P10">N/A</text:p>
          </table:table-cell>
        </table:table-row>
      </table:table>
      <text:p text:style-name="Standard"/>
      <text:h text:style-name="Heading_20_4" text:outline-level="4">Emergency Mode</text:h>
      <table:table table:name="Table11" table:style-name="Table11">
        <table:table-column table:style-name="Table11.A"/>
        <table:table-column table:style-name="Table11.B"/>
        <table:table-header-rows>
          <table:table-row>
            <table:table-cell table:style-name="Table11.A1" table:number-columns-spanned="2" office:value-type="string">
              <text:p text:style-name="Requirement"><text:span text:style-name="T9">Requirement </text:span><text:sequence text:ref-name="refRequirement4" text:name="Requirement" text:formula="ooow:Requirement+1" style:num-format="1">3.1.2.2.1</text:sequence> <text:span text:style-name="T9">: Emergency Mode</text:span></text:p>
            </table:table-cell>
            <table:covered-table-cell/>
          </table:table-row>
        </table:table-header-rows>
        <table:table-row table:style-name="Table11.2">
          <table:table-cell table:style-name="Table11.A2" office:value-type="string">
            <text:p text:style-name="P10">Synopsis:</text:p>
          </table:table-cell>
          <table:table-cell table:style-name="Table11.B2" office:value-type="string">
            <text:p text:style-name="P15"><text:span text:style-name="T7">The system shall provide an emergency mode in which the system allows emergency vehicles priority passage.</text:span> <text:s/></text:p>
          </table:table-cell>
        </table:table-row>
        <table:table-row>
          <table:table-cell table:style-name="Table11.A2" office:value-type="string">
            <text:p text:style-name="P10">Specifics:</text:p>
          </table:table-cell>
          <table:table-cell table:style-name="Table11.B2" office:value-type="string">
            <text:list xml:id="list35169522" text:style-name="L6">
              <text:list-item>
                <text:p text:style-name="P39"><text:span text:style-name="T8">The system shall provide an emergency mode in which the system allows emergency vehicles priority passage</text:span><text:span text:style-name="T7">.</text:span> <text:s/></text:p>
              </text:list-item>
            </text:list>
          </table:table-cell>
        </table:table-row>
        <table:table-row>
          <table:table-cell table:style-name="Table11.A2" office:value-type="string">
            <text:p text:style-name="P10">Acceptance:</text:p>
          </table:table-cell>
          <table:table-cell table:style-name="Table11.B2" office:value-type="string">
            <text:p text:style-name="P12">This requirement shall be verified by inspection.</text:p>
          </table:table-cell>
        </table:table-row>
        <table:table-row>
          <table:table-cell table:style-name="Table11.A2" office:value-type="string">
            <text:p text:style-name="P10">Status:</text:p>
          </table:table-cell>
          <table:table-cell table:style-name="Table11.B2" office:value-type="string">
            <text:p text:style-name="P10">Active</text:p>
          </table:table-cell>
        </table:table-row>
        <table:table-row>
          <table:table-cell table:style-name="Table11.A2" office:value-type="string">
            <text:p text:style-name="P10">Notes:</text:p>
          </table:table-cell>
          <table:table-cell table:style-name="Table11.B2" office:value-type="string">
            <text:p text:style-name="P10">N/A</text:p>
          </table:table-cell>
        </table:table-row>
      </table:table>
      <text:p text:style-name="Standard"/>
      <text:h text:style-name="Heading_20_4" text:outline-level="4"><text:soft-page-break/>Boot-Up State</text:h>
      <table:table table:name="Table12" table:style-name="Table12">
        <table:table-column table:style-name="Table12.A"/>
        <table:table-column table:style-name="Table12.B"/>
        <table:table-header-rows>
          <table:table-row>
            <table:table-cell table:style-name="Table12.A1" table:number-columns-spanned="2" office:value-type="string">
              <text:p text:style-name="Requirement"><text:span text:style-name="T9">Requirement </text:span><text:sequence text:ref-name="refRequirement5" text:name="Requirement" text:formula="ooow:Requirement+1" style:num-format="1">3.1.2.3.1</text:sequence> <text:span text:style-name="T9">: Shutdown State</text:span></text:p>
            </table:table-cell>
            <table:covered-table-cell/>
          </table:table-row>
        </table:table-header-rows>
        <table:table-row table:style-name="Table12.2">
          <table:table-cell table:style-name="Table12.A2" office:value-type="string">
            <text:p text:style-name="P9">Synopsis:</text:p>
          </table:table-cell>
          <table:table-cell table:style-name="Table12.B2" office:value-type="string">
            <text:p text:style-name="P7"><text:span text:style-name="T7">The system shall provide a shutdown state in which the system ceases operations.</text:span> <text:s/></text:p>
          </table:table-cell>
        </table:table-row>
        <table:table-row>
          <table:table-cell table:style-name="Table12.A2" office:value-type="string">
            <text:p text:style-name="P9">Specifics:</text:p>
          </table:table-cell>
          <table:table-cell table:style-name="Table12.B2" office:value-type="string">
            <text:list xml:id="list35151314" text:style-name="L7">
              <text:list-item>
                <text:p text:style-name="P37">The system shall provide a shutdown state in which the system ceases operations.</text:p>
              </text:list-item>
            </text:list>
          </table:table-cell>
        </table:table-row>
        <table:table-row>
          <table:table-cell table:style-name="Table12.A2" office:value-type="string">
            <text:p text:style-name="P9">Acceptance:</text:p>
          </table:table-cell>
          <table:table-cell table:style-name="Table12.B2" office:value-type="string">
            <text:p text:style-name="P11">This requirement shall be verified by inspection.</text:p>
          </table:table-cell>
        </table:table-row>
        <table:table-row>
          <table:table-cell table:style-name="Table12.A2" office:value-type="string">
            <text:p text:style-name="P9">Status:</text:p>
          </table:table-cell>
          <table:table-cell table:style-name="Table12.B2" office:value-type="string">
            <text:p text:style-name="P9">Active</text:p>
          </table:table-cell>
        </table:table-row>
        <table:table-row>
          <table:table-cell table:style-name="Table12.A2" office:value-type="string">
            <text:p text:style-name="P9">Notes:</text:p>
          </table:table-cell>
          <table:table-cell table:style-name="Table12.B2" office:value-type="string">
            <text:p text:style-name="P9">N/A</text:p>
          </table:table-cell>
        </table:table-row>
      </table:table>
      <text:h text:style-name="Heading_20_2" text:outline-level="2" text:is-list-header="true"/>
      <text:h text:style-name="Heading_20_2" text:outline-level="2">System external interface requirements</text:h>
      <text:p text:style-name="Text_20_body"/>
      <text:p text:style-name="Text_20_body">Interface identification and diagrams</text:p>
      <text:p text:style-name="Text_20_body"/>
      <text:h text:style-name="Heading_20_3" text:outline-level="3">(Project-unique identifier or interface)</text:h>
      <text:p text:style-name="Text_20_body"/>
      <table:table table:name="Table14" table:style-name="Table14">
        <table:table-column table:style-name="Table14.A"/>
        <table:table-column table:style-name="Table14.B"/>
        <table:table-header-rows>
          <text:soft-page-break/>
          <table:table-row>
            <table:table-cell table:style-name="Table14.A1" table:number-columns-spanned="2" office:value-type="string">
              <text:p text:style-name="Requirement"><text:span text:style-name="T9">Requirement </text:span><text:sequence text:ref-name="refRequirement6" text:name="Requirement" text:formula="ooow:Requirement+1" style:num-format="1">3.2.1.1</text:sequence> <text:span text:style-name="T9">: Human Sensor Interface</text:span></text:p>
              <text:p text:style-name="P25"/>
            </table:table-cell>
            <table:covered-table-cell/>
          </table:table-row>
        </table:table-header-rows>
        <table:table-row table:style-name="Table14.2">
          <table:table-cell table:style-name="Table14.A2" office:value-type="string">
            <text:p text:style-name="P10">Synopsis:</text:p>
          </table:table-cell>
          <table:table-cell table:style-name="Table14.B2" office:value-type="string">
            <text:p text:style-name="P13">The system shall have have the ability to interface with a sensor to obtain the UID for all occupants of a given room and of the smart house.</text:p>
          </table:table-cell>
        </table:table-row>
        <table:table-row>
          <table:table-cell table:style-name="Table14.A2" office:value-type="string">
            <text:p text:style-name="P10">Specifics:</text:p>
          </table:table-cell>
          <table:table-cell table:style-name="Table14.B2" office:value-type="string">
            <text:list xml:id="list35169197" text:style-name="L8">
              <text:list-item>
                <text:p text:style-name="P40">The system shall maintain a listing of the active (inside the house) UIDs tied to the room that the user is currently occupying.</text:p>
              </text:list-item>
              <text:list-item>
                <text:p text:style-name="P40">The system shall be notified within one second upon UID location changes or exits (leaving the reach of the sensors/system).</text:p>
              </text:list-item>
            </text:list>
          </table:table-cell>
        </table:table-row>
        <table:table-row>
          <table:table-cell table:style-name="Table14.A2" office:value-type="string">
            <text:p text:style-name="P10">Acceptance:</text:p>
          </table:table-cell>
          <table:table-cell table:style-name="Table14.B2" office:value-type="string">
            <text:p text:style-name="P12">This requirement shall be verified by inspection, testing, and demonstration.</text:p>
          </table:table-cell>
        </table:table-row>
        <table:table-row>
          <table:table-cell table:style-name="Table14.A2" office:value-type="string">
            <text:p text:style-name="P10">Status:</text:p>
          </table:table-cell>
          <table:table-cell table:style-name="Table14.B2" office:value-type="string">
            <text:p text:style-name="P10">Active</text:p>
          </table:table-cell>
        </table:table-row>
        <table:table-row>
          <table:table-cell table:style-name="Table14.A2" office:value-type="string">
            <text:p text:style-name="P10">Notes:</text:p>
          </table:table-cell>
          <table:table-cell table:style-name="Table14.B2" office:value-type="string">
            <text:p text:style-name="P10">N/A</text:p>
          </table:table-cell>
        </table:table-row>
        <table:table-row>
          <table:table-cell table:style-name="Table14.A2" office:value-type="string">
            <text:p text:style-name="P10">Source:</text:p>
          </table:table-cell>
          <table:table-cell table:style-name="Table14.B2" office:value-type="string">
            <text:p text:style-name="P10">Tyler Kopf</text:p>
          </table:table-cell>
        </table:table-row>
      </table:table>
      <text:p text:style-name="Text_20_body"/>
      <table:table table:name="Table21" table:style-name="Table21">
        <table:table-column table:style-name="Table21.A"/>
        <table:table-column table:style-name="Table21.B"/>
        <table:table-header-rows>
          <text:soft-page-break/>
          <table:table-row>
            <table:table-cell table:style-name="Table21.A1" table:number-columns-spanned="2" office:value-type="string">
              <text:p text:style-name="Requirement"><text:span text:style-name="T9">Requirement </text:span><text:sequence text:ref-name="refRequirement7" text:name="Requirement" text:formula="ooow:Requirement+1" style:num-format="1">3.2.1.2</text:sequence> <text:span text:style-name="T9">: Music System Interface</text:span></text:p>
              <text:p text:style-name="P25"/>
            </table:table-cell>
            <table:covered-table-cell/>
          </table:table-row>
        </table:table-header-rows>
        <table:table-row table:style-name="Table21.2">
          <table:table-cell table:style-name="Table21.A2" office:value-type="string">
            <text:p text:style-name="P10">Synopsis:</text:p>
          </table:table-cell>
          <table:table-cell table:style-name="Table21.B2" office:value-type="string">
            <text:p text:style-name="P13">The system shall have the ability to interface with a music player/system and speakers.</text:p>
          </table:table-cell>
        </table:table-row>
        <table:table-row>
          <table:table-cell table:style-name="Table21.A2" office:value-type="string">
            <text:p text:style-name="P10">Specifics:</text:p>
          </table:table-cell>
          <table:table-cell table:style-name="Table21.B2" office:value-type="string">
            <text:list xml:id="list35277785" text:continue-list="list35169197" text:style-name="L8">
              <text:list-item text:start-value="1">
                <text:p text:style-name="P40">The music player/system shall be capable of selecting music based on genre, artist, album, and track and shall be capable of receiving commands from the Smart House System to select the music by those qualifiers.</text:p>
              </text:list-item>
              <text:list-item>
                <text:p text:style-name="P40">The music player/system shall maintain its own database of music.</text:p>
              </text:list-item>
              <text:list-item>
                <text:p text:style-name="P40">The music player/system shall be external to and independent developed from the Smart House System.</text:p>
              </text:list-item>
              <text:list-item>
                <text:p text:style-name="P40">The system shall interface with the music player to set volume and output the sound to speakers typically used by the voice response system located in each room.</text:p>
              </text:list-item>
            </text:list>
          </table:table-cell>
        </table:table-row>
        <table:table-row>
          <table:table-cell table:style-name="Table21.A2" office:value-type="string">
            <text:p text:style-name="P10">Acceptance:</text:p>
          </table:table-cell>
          <table:table-cell table:style-name="Table21.B2" office:value-type="string">
            <text:p text:style-name="P12">This requirement shall be verified by inspection, testing, and demonstration.</text:p>
          </table:table-cell>
        </table:table-row>
        <table:table-row>
          <table:table-cell table:style-name="Table21.A2" office:value-type="string">
            <text:p text:style-name="P10">Status:</text:p>
          </table:table-cell>
          <table:table-cell table:style-name="Table21.B2" office:value-type="string">
            <text:p text:style-name="P10">Active</text:p>
          </table:table-cell>
        </table:table-row>
        <table:table-row>
          <table:table-cell table:style-name="Table21.A2" office:value-type="string">
            <text:p text:style-name="P10">Notes:</text:p>
          </table:table-cell>
          <table:table-cell table:style-name="Table21.B2" office:value-type="string">
            <text:p text:style-name="P10">N/A</text:p>
          </table:table-cell>
        </table:table-row>
        <table:table-row>
          <table:table-cell table:style-name="Table21.A2" office:value-type="string">
            <text:p text:style-name="P10">Source:</text:p>
          </table:table-cell>
          <table:table-cell table:style-name="Table21.B2" office:value-type="string">
            <text:p text:style-name="P10">Tyler Kopf</text:p>
          </table:table-cell>
        </table:table-row>
      </table:table>
      <text:p text:style-name="Text_20_body"/>
      <table:table table:name="Table22" table:style-name="Table22">
        <table:table-column table:style-name="Table22.A"/>
        <table:table-column table:style-name="Table22.B"/>
        <table:table-header-rows>
          <text:soft-page-break/>
          <table:table-row>
            <table:table-cell table:style-name="Table22.A1" table:number-columns-spanned="2" office:value-type="string">
              <text:p text:style-name="Requirement"><text:span text:style-name="T9">Requirement </text:span><text:sequence text:ref-name="refRequirement8" text:name="Requirement" text:formula="ooow:Requirement+1" style:num-format="1">3.2.1.3</text:sequence> <text:span text:style-name="T9">: Image Display Interface</text:span></text:p>
              <text:p text:style-name="P25"/>
            </table:table-cell>
            <table:covered-table-cell/>
          </table:table-row>
        </table:table-header-rows>
        <table:table-row table:style-name="Table22.2">
          <table:table-cell table:style-name="Table22.A2" office:value-type="string">
            <text:p text:style-name="P10">Synopsis:</text:p>
          </table:table-cell>
          <table:table-cell table:style-name="Table22.B2" office:value-type="string">
            <text:p text:style-name="P13">The system shall have the ability to interface with a display screen to display a user's preferred artwork. The idea is for the system to optionally support LED/LCD style “paintings” hanging on the walls in the Smart House.</text:p>
          </table:table-cell>
        </table:table-row>
        <table:table-row>
          <table:table-cell table:style-name="Table22.A2" office:value-type="string">
            <text:p text:style-name="P10">Specifics:</text:p>
          </table:table-cell>
          <table:table-cell table:style-name="Table22.B2" office:value-type="string">
            <text:list xml:id="list35295755" text:continue-list="list35277785" text:style-name="L8">
              <text:list-item text:start-value="1">
                <text:p text:style-name="P40">The system shall be capable of storing artwork images.</text:p>
              </text:list-item>
              <text:list-item>
                <text:p text:style-name="P40">The system shall be capable of interfacing with displays supporting 1.6 aspect ratios to send visual data.</text:p>
              </text:list-item>
              <text:list-item>
                <text:p text:style-name="P40">The system shall support both portrait and landscape mode for 1.6 aspect ratios.</text:p>
              </text:list-item>
              <text:list-item>
                <text:p text:style-name="P40">The system shall be capable of selecting appropriate artwork from storage according to UID and sending the stored artwork to the display.</text:p>
              </text:list-item>
              <text:list-item>
                <text:p text:style-name="P40">The system shall have the ability to interface with the display in order to turn it off when a room is vacant.</text:p>
              </text:list-item>
            </text:list>
          </table:table-cell>
        </table:table-row>
        <table:table-row>
          <table:table-cell table:style-name="Table22.A2" office:value-type="string">
            <text:p text:style-name="P10">Acceptance:</text:p>
          </table:table-cell>
          <table:table-cell table:style-name="Table22.B2" office:value-type="string">
            <text:p text:style-name="P12">This requirement shall be verified by inspection, testing, and demonstration.</text:p>
          </table:table-cell>
        </table:table-row>
        <table:table-row>
          <table:table-cell table:style-name="Table22.A2" office:value-type="string">
            <text:p text:style-name="P10">Status:</text:p>
          </table:table-cell>
          <table:table-cell table:style-name="Table22.B2" office:value-type="string">
            <text:p text:style-name="P10">Active</text:p>
          </table:table-cell>
        </table:table-row>
        <table:table-row>
          <table:table-cell table:style-name="Table22.A2" office:value-type="string">
            <text:p text:style-name="P10">Notes:</text:p>
          </table:table-cell>
          <table:table-cell table:style-name="Table22.B2" office:value-type="string">
            <text:p text:style-name="P10">N/A</text:p>
          </table:table-cell>
        </table:table-row>
        <table:table-row>
          <table:table-cell table:style-name="Table22.A2" office:value-type="string">
            <text:p text:style-name="P10">Source:</text:p>
          </table:table-cell>
          <table:table-cell table:style-name="Table22.B2" office:value-type="string">
            <text:p text:style-name="P10">Tyler Kopf</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2" text:outline-level="2">System capability requirements</text:h>
      <text:p text:style-name="Text_20_body"/>
      <text:h text:style-name="Heading_20_3" text:outline-level="3">System capability</text:h>
      <text:p text:style-name="Text_20_body"/>
      <table:table table:name="Table13" table:style-name="Table13">
        <table:table-column table:style-name="Table13.A"/>
        <table:table-column table:style-name="Table13.B"/>
        <table:table-header-rows>
          <table:table-row>
            <table:table-cell table:style-name="Table13.A1" table:number-columns-spanned="2" office:value-type="string">
              <text:p text:style-name="Requirement"><text:span text:style-name="T9">Requirement </text:span><text:sequence text:ref-name="refRequirement9" text:name="Requirement" text:formula="ooow:Requirement+2" style:num-format="1">3.3.1.2</text:sequence> <text:span text:style-name="T9">: User Data Storage</text:span></text:p>
              <text:p text:style-name="P25"/>
            </table:table-cell>
            <table:covered-table-cell/>
          </table:table-row>
        </table:table-header-rows>
        <table:table-row table:style-name="Table13.2">
          <table:table-cell table:style-name="Table13.A2" office:value-type="string">
            <text:p text:style-name="P10">Synopsis:</text:p>
          </table:table-cell>
          <table:table-cell table:style-name="Table13.B2" office:value-type="string">
            <text:p text:style-name="P13">The system shall have have the ability to store personalized data for each user of the system.</text:p>
          </table:table-cell>
        </table:table-row>
        <table:table-row>
          <table:table-cell table:style-name="Table13.A2" office:value-type="string">
            <text:p text:style-name="P10">Specifics:</text:p>
          </table:table-cell>
          <table:table-cell table:style-name="Table13.B2" office:value-type="string">
            <text:list xml:id="list35299404" text:continue-list="list35295755" text:style-name="L8">
              <text:list-item text:start-value="1">
                <text:p text:style-name="P40">The system shall provide unique identifiers (UIDs) tied to profile storage for each user. </text:p>
              </text:list-item>
              <text:list-item>
                <text:p text:style-name="P40">The system shall provide a default profile for new or unrecognized users that shall also be tied to a single unique identifier (UID).</text:p>
              </text:list-item>
              <text:list-item>
                <text:p text:style-name="P40">The system shall support no less than 256 major profile settings</text:p>
              </text:list-item>
              <text:list-item>
                <text:p text:style-name="P40">The system shall allow voice access to change all profile settings for a UID by the user tied to that UID within reason unless otherwise specified below.</text:p>
              </text:list-item>
              <text:list-item>
                <text:p text:style-name="P40">The system shall allow voice access to change all profile settings for any UID with lower privileges less than a user issuing the voice command.</text:p>
              </text:list-item>
            </text:list>
          </table:table-cell>
        </table:table-row>
        <table:table-row>
          <table:table-cell table:style-name="Table13.A2" office:value-type="string">
            <text:p text:style-name="P10">Acceptance:</text:p>
          </table:table-cell>
          <table:table-cell table:style-name="Table13.B2" office:value-type="string">
            <text:p text:style-name="P12">This requirement shall be verified by testing.</text:p>
          </table:table-cell>
        </table:table-row>
        <table:table-row>
          <table:table-cell table:style-name="Table13.A2" office:value-type="string">
            <text:p text:style-name="P10">Status:</text:p>
          </table:table-cell>
          <table:table-cell table:style-name="Table13.B2" office:value-type="string">
            <text:p text:style-name="P10">Active</text:p>
          </table:table-cell>
        </table:table-row>
        <table:table-row>
          <table:table-cell table:style-name="Table13.A2" office:value-type="string">
            <text:p text:style-name="P10">Notes:</text:p>
          </table:table-cell>
          <table:table-cell table:style-name="Table13.B2" office:value-type="string">
            <text:p text:style-name="P10">N/A</text:p>
          </table:table-cell>
        </table:table-row>
        <table:table-row>
          <table:table-cell table:style-name="Table13.A2" office:value-type="string">
            <text:p text:style-name="P10">Source:</text:p>
          </table:table-cell>
          <table:table-cell table:style-name="Table13.B2" office:value-type="string">
            <text:p text:style-name="P10">Tyler Kopf</text:p>
          </table:table-cell>
        </table:table-row>
      </table:table>
      <text:p text:style-name="Text_20_body"/>
      <table:table table:name="Table15" table:style-name="Table15">
        <table:table-column table:style-name="Table15.A"/>
        <table:table-column table:style-name="Table15.B"/>
        <table:table-header-rows>
          <text:soft-page-break/>
          <table:table-row>
            <table:table-cell table:style-name="Table15.A1" table:number-columns-spanned="2" office:value-type="string">
              <text:p text:style-name="Requirement"><text:span text:style-name="T9">Requirement </text:span><text:sequence text:ref-name="refRequirement10" text:name="Requirement" text:formula="ooow:Requirement+1" style:num-format="1">3.3.1.3</text:sequence> <text:span text:style-name="T9">: Contact/Personal Information Profile Settings</text:span></text:p>
              <text:p text:style-name="P25"/>
            </table:table-cell>
            <table:covered-table-cell/>
          </table:table-row>
        </table:table-header-rows>
        <table:table-row table:style-name="Table15.2">
          <table:table-cell table:style-name="Table15.A2" office:value-type="string">
            <text:p text:style-name="P10">Synopsis:</text:p>
          </table:table-cell>
          <table:table-cell table:style-name="Table15.B2" office:value-type="string">
            <text:p text:style-name="P13">The system shall have have the ability to store personal information on each user as described below.</text:p>
          </table:table-cell>
        </table:table-row>
        <table:table-row>
          <table:table-cell table:style-name="Table15.A2" office:value-type="string">
            <text:p text:style-name="P10">Specifics:</text:p>
          </table:table-cell>
          <table:table-cell table:style-name="Table15.B2" office:value-type="string">
            <text:list xml:id="list35306169" text:continue-list="list35299404" text:style-name="L8">
              <text:list-item text:start-value="1">
                <text:p text:style-name="P40">The system shall tie the contact/personal information to the UID for each user and store the data in the profile settings.</text:p>
              </text:list-item>
              <text:list-item>
                <text:p text:style-name="P40">The system shall have the capability to store a user's name, age, birth date, address, phone numbers, and photograph.</text:p>
              </text:list-item>
              <text:list-item>
                <text:p text:style-name="P40">The system shall store an associated room (if one exists) with a UID to indicate that the room is “theirs” and that their preferences have precedence within said room.</text:p>
              </text:list-item>
              <text:list-item>
                <text:p text:style-name="P40">The system shall have the capability to store a user's contacts with the associated data including name, age, birth date, address, phone numbers, and photograph.</text:p>
              </text:list-item>
            </text:list>
          </table:table-cell>
        </table:table-row>
        <table:table-row>
          <table:table-cell table:style-name="Table15.A2" office:value-type="string">
            <text:p text:style-name="P10">Acceptance:</text:p>
          </table:table-cell>
          <table:table-cell table:style-name="Table15.B2" office:value-type="string">
            <text:p text:style-name="P12">This requirement shall be verified by testing.</text:p>
          </table:table-cell>
        </table:table-row>
        <table:table-row>
          <table:table-cell table:style-name="Table15.A2" office:value-type="string">
            <text:p text:style-name="P10">Status:</text:p>
          </table:table-cell>
          <table:table-cell table:style-name="Table15.B2" office:value-type="string">
            <text:p text:style-name="P10">Active</text:p>
          </table:table-cell>
        </table:table-row>
        <table:table-row>
          <table:table-cell table:style-name="Table15.A2" office:value-type="string">
            <text:p text:style-name="P10">Notes:</text:p>
          </table:table-cell>
          <table:table-cell table:style-name="Table15.B2" office:value-type="string">
            <text:p text:style-name="P10">N/A</text:p>
          </table:table-cell>
        </table:table-row>
        <table:table-row>
          <table:table-cell table:style-name="Table15.A2" office:value-type="string">
            <text:p text:style-name="P10">Source:</text:p>
          </table:table-cell>
          <table:table-cell table:style-name="Table15.B2" office:value-type="string">
            <text:p text:style-name="P10">Tyler Kopf</text:p>
          </table:table-cell>
        </table:table-row>
      </table:table>
      <text:p text:style-name="Standard"/>
      <table:table table:name="Table16" table:style-name="Table16">
        <table:table-column table:style-name="Table16.A"/>
        <table:table-column table:style-name="Table16.B"/>
        <table:table-header-rows>
          <text:soft-page-break/>
          <table:table-row>
            <table:table-cell table:style-name="Table16.A1" table:number-columns-spanned="2" office:value-type="string">
              <text:p text:style-name="Requirement"><text:span text:style-name="T9">Requirement </text:span><text:sequence text:ref-name="refRequirement11" text:name="Requirement" text:formula="ooow:Requirement+1" style:num-format="1">3.3.1.4</text:sequence> <text:span text:style-name="T9">: Privilege Profile Settings</text:span></text:p>
              <text:p text:style-name="P25"/>
            </table:table-cell>
            <table:covered-table-cell/>
          </table:table-row>
        </table:table-header-rows>
        <table:table-row table:style-name="Table16.2">
          <table:table-cell table:style-name="Table16.A2" office:value-type="string">
            <text:p text:style-name="P10">Synopsis:</text:p>
          </table:table-cell>
          <table:table-cell table:style-name="Table16.B2" office:value-type="string">
            <text:p text:style-name="P13">The system shall have have the ability to store privilege settings for each UID.</text:p>
          </table:table-cell>
        </table:table-row>
        <table:table-row>
          <table:table-cell table:style-name="Table16.A2" office:value-type="string">
            <text:p text:style-name="P10">Specifics:</text:p>
          </table:table-cell>
          <table:table-cell table:style-name="Table16.B2" office:value-type="string">
            <text:list xml:id="list35300571" text:continue-list="list35306169" text:style-name="L8">
              <text:list-item text:start-value="1">
                <text:p text:style-name="P40">The system shall store data on user privileges for each UID.</text:p>
              </text:list-item>
              <text:list-item>
                <text:p text:style-name="P40">The system shall provide a default UID privilege level.</text:p>
              </text:list-item>
              <text:list-item>
                <text:p text:style-name="P40">The system shall, at all times after set-up, have a UID with the highest level privileges.</text:p>
              </text:list-item>
              <text:list-item>
                <text:p text:style-name="P40">The system shall allow only users to increase the privilege level of another UID only up to one level below the initial users privilege level.</text:p>
              </text:list-item>
              <text:list-item>
                <text:p text:style-name="P40">The system shall make an exception to C. in the event that the user initiating the privilege change has the highest level privileges (owner).</text:p>
              </text:list-item>
              <text:list-item>
                <text:p text:style-name="P40">Where preferences conflict, unless otherwise stated, the UID with the highest privilege level takes precedence.</text:p>
              </text:list-item>
            </text:list>
          </table:table-cell>
        </table:table-row>
        <table:table-row>
          <table:table-cell table:style-name="Table16.A2" office:value-type="string">
            <text:p text:style-name="P10">Acceptance:</text:p>
          </table:table-cell>
          <table:table-cell table:style-name="Table16.B2" office:value-type="string">
            <text:p text:style-name="P12">This requirement shall be verified by testing.</text:p>
          </table:table-cell>
        </table:table-row>
        <table:table-row>
          <table:table-cell table:style-name="Table16.A2" office:value-type="string">
            <text:p text:style-name="P10">Status:</text:p>
          </table:table-cell>
          <table:table-cell table:style-name="Table16.B2" office:value-type="string">
            <text:p text:style-name="P10">Active</text:p>
          </table:table-cell>
        </table:table-row>
        <table:table-row>
          <table:table-cell table:style-name="Table16.A2" office:value-type="string">
            <text:p text:style-name="P10">Notes:</text:p>
          </table:table-cell>
          <table:table-cell table:style-name="Table16.B2" office:value-type="string">
            <text:p text:style-name="P10">N/A</text:p>
          </table:table-cell>
        </table:table-row>
        <table:table-row>
          <table:table-cell table:style-name="Table16.A2" office:value-type="string">
            <text:p text:style-name="P10">Source:</text:p>
          </table:table-cell>
          <table:table-cell table:style-name="Table16.B2" office:value-type="string">
            <text:p text:style-name="P10">Tyler Kopf</text:p>
          </table:table-cell>
        </table:table-row>
      </table:table>
      <text:p text:style-name="Standard"/>
      <table:table table:name="Table19" table:style-name="Table19">
        <table:table-column table:style-name="Table19.A"/>
        <table:table-column table:style-name="Table19.B"/>
        <table:table-header-rows>
          <text:soft-page-break/>
          <table:table-row>
            <table:table-cell table:style-name="Table19.A1" table:number-columns-spanned="2" office:value-type="string">
              <text:p text:style-name="Requirement"><text:span text:style-name="T9">Requirement </text:span><text:sequence text:ref-name="refRequirement12" text:name="Requirement" text:formula="ooow:Requirement+1" style:num-format="1">3.3.1.5</text:sequence> <text:span text:style-name="T9">: Music Profile Settings</text:span></text:p>
              <text:p text:style-name="P25"/>
            </table:table-cell>
            <table:covered-table-cell/>
          </table:table-row>
        </table:table-header-rows>
        <table:table-row table:style-name="Table19.2">
          <table:table-cell table:style-name="Table19.A2" office:value-type="string">
            <text:p text:style-name="P10">Synopsis:</text:p>
          </table:table-cell>
          <table:table-cell table:style-name="Table19.B2" office:value-type="string">
            <text:p text:style-name="P13">The system shall have have the ability to store music preferences for each user.</text:p>
          </table:table-cell>
        </table:table-row>
        <table:table-row>
          <table:table-cell table:style-name="Table19.A2" office:value-type="string">
            <text:p text:style-name="P10">Specifics:</text:p>
          </table:table-cell>
          <table:table-cell table:style-name="Table19.B2" office:value-type="string">
            <text:list xml:id="list35282805" text:continue-list="list35300571" text:style-name="L8">
              <text:list-item text:start-value="1">
                <text:p text:style-name="P40">The system shall tie the music preferences to the UID for each user and store the data in the profile settings.</text:p>
              </text:list-item>
              <text:list-item>
                <text:p text:style-name="P40">The system shall support music preferences by genre, artist, albums, and tracks.</text:p>
              </text:list-item>
              <text:list-item>
                <text:p text:style-name="P40">The system shall be capable of setting volume levels on the music.</text:p>
              </text:list-item>
              <text:list-item>
                <text:p text:style-name="P40">The system shall maintain a preferred volume setting for the music.</text:p>
              </text:list-item>
              <text:list-item>
                <text:p text:style-name="P40">If the house is vacant all music will be put on pause. Upon re-entry, the music will begin to play again with the volume at a reasonable level (50 db).</text:p>
              </text:list-item>
            </text:list>
          </table:table-cell>
        </table:table-row>
        <table:table-row>
          <table:table-cell table:style-name="Table19.A2" office:value-type="string">
            <text:p text:style-name="P10">Acceptance:</text:p>
          </table:table-cell>
          <table:table-cell table:style-name="Table19.B2" office:value-type="string">
            <text:p text:style-name="P12">This requirement shall be verified by testing.</text:p>
          </table:table-cell>
        </table:table-row>
        <table:table-row>
          <table:table-cell table:style-name="Table19.A2" office:value-type="string">
            <text:p text:style-name="P10">Status:</text:p>
          </table:table-cell>
          <table:table-cell table:style-name="Table19.B2" office:value-type="string">
            <text:p text:style-name="P10">Active</text:p>
          </table:table-cell>
        </table:table-row>
        <table:table-row>
          <table:table-cell table:style-name="Table19.A2" office:value-type="string">
            <text:p text:style-name="P10">Notes:</text:p>
          </table:table-cell>
          <table:table-cell table:style-name="Table19.B2" office:value-type="string">
            <text:p text:style-name="P10">N/A</text:p>
          </table:table-cell>
        </table:table-row>
        <table:table-row>
          <table:table-cell table:style-name="Table19.A2" office:value-type="string">
            <text:p text:style-name="P10">Source:</text:p>
          </table:table-cell>
          <table:table-cell table:style-name="Table19.B2" office:value-type="string">
            <text:p text:style-name="P10">Tyler Kopf</text:p>
          </table:table-cell>
        </table:table-row>
      </table:table>
      <text:p text:style-name="Text_20_body"/>
      <table:table table:name="Table20" table:style-name="Table20">
        <table:table-column table:style-name="Table20.A"/>
        <table:table-column table:style-name="Table20.B"/>
        <table:table-header-rows>
          <text:soft-page-break/>
          <table:table-row>
            <table:table-cell table:style-name="Table20.A1" table:number-columns-spanned="2" office:value-type="string">
              <text:p text:style-name="Requirement"><text:span text:style-name="T9">Requirement </text:span><text:sequence text:ref-name="refRequirement13" text:name="Requirement" text:formula="ooow:Requirement+1" style:num-format="1">3.3.1.6</text:sequence> <text:span text:style-name="T9">: Art Profile Settings</text:span></text:p>
              <text:p text:style-name="P25"/>
            </table:table-cell>
            <table:covered-table-cell/>
          </table:table-row>
        </table:table-header-rows>
        <table:table-row table:style-name="Table20.2">
          <table:table-cell table:style-name="Table20.A2" office:value-type="string">
            <text:p text:style-name="P10">Synopsis:</text:p>
          </table:table-cell>
          <table:table-cell table:style-name="Table20.B2" office:value-type="string">
            <text:p text:style-name="P13">The system shall have have the ability to store art preferences for each user.</text:p>
          </table:table-cell>
        </table:table-row>
        <table:table-row>
          <table:table-cell table:style-name="Table20.A2" office:value-type="string">
            <text:p text:style-name="P10">Specifics:</text:p>
          </table:table-cell>
          <table:table-cell table:style-name="Table20.B2" office:value-type="string">
            <text:list xml:id="list35296555" text:continue-list="list35282805" text:style-name="L8">
              <text:list-item text:start-value="1">
                <text:p text:style-name="P40">The system shall tie the art preferences to the UID for each user and store the data in the profile settings.</text:p>
              </text:list-item>
              <text:list-item>
                <text:p text:style-name="P40">The system shall support art preferences by artist and artwork.</text:p>
              </text:list-item>
              <text:list-item>
                <text:p text:style-name="P40">The system shall store only artwork data that is two dimensional in nature (paintings, frescoes, watercolors, etc.)</text:p>
              </text:list-item>
              <text:list-item>
                <text:p text:style-name="P40">When no artwork is found associated with a UID the system shall display the artwork tied to the owner's UID.</text:p>
              </text:list-item>
              <text:list-item>
                <text:p text:style-name="P40">The system shall not attempt to display anything when a room is vacant.</text:p>
              </text:list-item>
            </text:list>
          </table:table-cell>
        </table:table-row>
        <table:table-row>
          <table:table-cell table:style-name="Table20.A2" office:value-type="string">
            <text:p text:style-name="P10">Acceptance:</text:p>
          </table:table-cell>
          <table:table-cell table:style-name="Table20.B2" office:value-type="string">
            <text:p text:style-name="P12">This requirement shall be verified by testing.</text:p>
          </table:table-cell>
        </table:table-row>
        <table:table-row>
          <table:table-cell table:style-name="Table20.A2" office:value-type="string">
            <text:p text:style-name="P10">Status:</text:p>
          </table:table-cell>
          <table:table-cell table:style-name="Table20.B2" office:value-type="string">
            <text:p text:style-name="P10">Active</text:p>
          </table:table-cell>
        </table:table-row>
        <table:table-row>
          <table:table-cell table:style-name="Table20.A2" office:value-type="string">
            <text:p text:style-name="P10">Notes:</text:p>
          </table:table-cell>
          <table:table-cell table:style-name="Table20.B2" office:value-type="string">
            <text:p text:style-name="P10">N/A</text:p>
          </table:table-cell>
        </table:table-row>
        <table:table-row>
          <table:table-cell table:style-name="Table20.A2" office:value-type="string">
            <text:p text:style-name="P10">Source:</text:p>
          </table:table-cell>
          <table:table-cell table:style-name="Table20.B2" office:value-type="string">
            <text:p text:style-name="P10">Tyler Kopf</text:p>
          </table:table-cell>
        </table:table-row>
      </table:table>
      <text:p text:style-name="Text_20_body"/>
      <table:table table:name="Table23" table:style-name="Table23">
        <table:table-column table:style-name="Table23.A"/>
        <table:table-column table:style-name="Table23.B"/>
        <table:table-header-rows>
          <text:soft-page-break/>
          <table:table-row>
            <table:table-cell table:style-name="Table23.A1" table:number-columns-spanned="2" office:value-type="string">
              <text:p text:style-name="Requirement"><text:span text:style-name="T9">Requirement </text:span><text:sequence text:ref-name="refRequirement14" text:name="Requirement" text:formula="ooow:Requirement+1" style:num-format="1">3.3.1.7</text:sequence> <text:span text:style-name="T9">: Voice Pattern Storage and Recognition</text:span></text:p>
              <text:p text:style-name="P25"/>
            </table:table-cell>
            <table:covered-table-cell/>
          </table:table-row>
        </table:table-header-rows>
        <table:table-row table:style-name="Table23.2">
          <table:table-cell table:style-name="Table23.A2" office:value-type="string">
            <text:p text:style-name="P10">Synopsis:</text:p>
          </table:table-cell>
          <table:table-cell table:style-name="Table23.B2" office:value-type="string">
            <text:p text:style-name="P13">The system shall have the ability to store a user's voice pattern information associated with a UID and to recognize a user's voice pattern.</text:p>
          </table:table-cell>
        </table:table-row>
        <table:table-row>
          <table:table-cell table:style-name="Table23.A2" office:value-type="string">
            <text:p text:style-name="P10">Specifics:</text:p>
          </table:table-cell>
          <table:table-cell table:style-name="Table23.B2" office:value-type="string">
            <text:list xml:id="list35295789" text:continue-list="list35296555" text:style-name="L8">
              <text:list-item text:start-value="1">
                <text:p text:style-name="P40">The system shall be capable of storing voice patterns with the associated UID.</text:p>
              </text:list-item>
              <text:list-item>
                <text:p text:style-name="P40">The system shall take no longer than 10 minutes of training to learn a user's voice pattern.</text:p>
              </text:list-item>
              <text:list-item>
                <text:p text:style-name="P40">The system shall have the ability to match a user's speech in real time with the UID that has the matching voice pattern during normal operation.</text:p>
              </text:list-item>
              <text:list-item>
                <text:p text:style-name="P40">The system shall use the evaluated UID during the issuing of voice commands to make relevant decisions (ex. “play music” would play the music associated the the UID of the recognized user).</text:p>
              </text:list-item>
            </text:list>
          </table:table-cell>
        </table:table-row>
        <table:table-row>
          <table:table-cell table:style-name="Table23.A2" office:value-type="string">
            <text:p text:style-name="P10">Acceptance:</text:p>
          </table:table-cell>
          <table:table-cell table:style-name="Table23.B2" office:value-type="string">
            <text:p text:style-name="P12">This requirement shall be verified by inspection, testing, and demonstration.</text:p>
          </table:table-cell>
        </table:table-row>
        <table:table-row>
          <table:table-cell table:style-name="Table23.A2" office:value-type="string">
            <text:p text:style-name="P10">Status:</text:p>
          </table:table-cell>
          <table:table-cell table:style-name="Table23.B2" office:value-type="string">
            <text:p text:style-name="P10">Active</text:p>
          </table:table-cell>
        </table:table-row>
        <table:table-row>
          <table:table-cell table:style-name="Table23.A2" office:value-type="string">
            <text:p text:style-name="P10">Notes:</text:p>
          </table:table-cell>
          <table:table-cell table:style-name="Table23.B2" office:value-type="string">
            <text:p text:style-name="P10">N/A</text:p>
          </table:table-cell>
        </table:table-row>
        <table:table-row>
          <table:table-cell table:style-name="Table23.A2" office:value-type="string">
            <text:p text:style-name="P10">Source:</text:p>
          </table:table-cell>
          <table:table-cell table:style-name="Table23.B2" office:value-type="string">
            <text:p text:style-name="P10">Tyler Kopf</text:p>
          </table:table-cell>
        </table:table-row>
      </table:table>
      <text:p text:style-name="Text_20_body"/>
      <text:p text:style-name="Text_20_body"/>
      <text:h text:style-name="Heading_20_2" text:outline-level="2">System internal interface requirements</text:h>
      <text:p text:style-name="Text_20_body"/>
      <text:h text:style-name="Heading_20_2" text:outline-level="2">System internal data requirements</text:h>
      <text:p text:style-name="Text_20_body"/>
      <table:table table:name="Table18" table:style-name="Table18">
        <table:table-column table:style-name="Table18.A"/>
        <table:table-column table:style-name="Table18.B"/>
        <table:table-header-rows>
          <text:soft-page-break/>
          <table:table-row>
            <table:table-cell table:style-name="Table18.A1" table:number-columns-spanned="2" office:value-type="string">
              <text:p text:style-name="Requirement"><text:span text:style-name="T9">Requirement </text:span><text:sequence text:ref-name="refRequirement15" text:name="Requirement" text:formula="ooow:Requirement+1" style:num-format="1">3.5.1</text:sequence> <text:span text:style-name="T9">: Vacation Schedule Database</text:span></text:p>
            </table:table-cell>
            <table:covered-table-cell/>
          </table:table-row>
        </table:table-header-rows>
        <table:table-row table:style-name="Table18.2">
          <table:table-cell table:style-name="Table18.A2" office:value-type="string">
            <text:p text:style-name="P9">Synopsis:</text:p>
          </table:table-cell>
          <table:table-cell table:style-name="Table18.B2" office:value-type="string">
            <text:p text:style-name="P8">The system shall provide a database for all the users to determine if they are on vacation or not. <text:s/></text:p>
          </table:table-cell>
        </table:table-row>
        <table:table-row>
          <table:table-cell table:style-name="Table18.A2" office:value-type="string">
            <text:p text:style-name="P9">Specifics:</text:p>
          </table:table-cell>
          <table:table-cell table:style-name="Table18.B2" office:value-type="string">
            <text:list xml:id="list35296429" text:continue-list="list35151314" text:style-name="L7">
              <text:list-item text:start-value="1">
                <text:p text:style-name="P37">The system shall provide a database of when the home users are on vacation or if they are working. <text:s/></text:p>
              </text:list-item>
            </text:list>
          </table:table-cell>
        </table:table-row>
        <table:table-row>
          <table:table-cell table:style-name="Table18.A2" office:value-type="string">
            <text:p text:style-name="P9">Acceptance:</text:p>
          </table:table-cell>
          <table:table-cell table:style-name="Table18.B2" office:value-type="string">
            <text:p text:style-name="P11">This requirement shall be verified by inspection.</text:p>
          </table:table-cell>
        </table:table-row>
        <table:table-row>
          <table:table-cell table:style-name="Table18.A2" office:value-type="string">
            <text:p text:style-name="P9">Status:</text:p>
          </table:table-cell>
          <table:table-cell table:style-name="Table18.B2" office:value-type="string">
            <text:p text:style-name="P9">Active</text:p>
          </table:table-cell>
        </table:table-row>
        <table:table-row>
          <table:table-cell table:style-name="Table18.A2" office:value-type="string">
            <text:p text:style-name="P9">Notes:</text:p>
          </table:table-cell>
          <table:table-cell table:style-name="Table18.B2" office:value-type="string">
            <text:p text:style-name="P9">This is used to determine </text:p>
          </table:table-cell>
        </table:table-row>
      </table:table>
      <text:p text:style-name="Standard"/>
      <table:table table:name="Table17" table:style-name="Table17">
        <table:table-column table:style-name="Table17.A"/>
        <table:table-column table:style-name="Table17.B"/>
        <table:table-header-rows>
          <table:table-row>
            <table:table-cell table:style-name="Table17.A1" table:number-columns-spanned="2" office:value-type="string">
              <text:p text:style-name="Requirement"><text:span text:style-name="T9">Requirement </text:span><text:sequence text:ref-name="refRequirement16" text:name="Requirement" text:formula="ooow:Requirement+1" style:num-format="1">3.5.2</text:sequence> <text:span text:style-name="T9">: Work Schedule Database</text:span></text:p>
            </table:table-cell>
            <table:covered-table-cell/>
          </table:table-row>
        </table:table-header-rows>
        <table:table-row table:style-name="Table17.2">
          <table:table-cell table:style-name="Table17.A2" office:value-type="string">
            <text:p text:style-name="P9">Synopsis:</text:p>
          </table:table-cell>
          <table:table-cell table:style-name="Table17.B2" office:value-type="string">
            <text:p text:style-name="P8">The system shall provide a a database for the different work schedules of all of the home users </text:p>
          </table:table-cell>
        </table:table-row>
        <table:table-row>
          <table:table-cell table:style-name="Table17.A2" office:value-type="string">
            <text:p text:style-name="P9">Specifics:</text:p>
          </table:table-cell>
          <table:table-cell table:style-name="Table17.B2" office:value-type="string">
            <text:list xml:id="list35284179" text:continue-numbering="true" text:style-name="L7">
              <text:list-header>
                <text:p text:style-name="P37">A. The system shall provide a database for each user of the home to determine the “away” and “home” schedules of each user. <text:s/></text:p>
              </text:list-header>
            </text:list>
          </table:table-cell>
        </table:table-row>
        <table:table-row>
          <table:table-cell table:style-name="Table17.A2" office:value-type="string">
            <text:p text:style-name="P9">Acceptance:</text:p>
          </table:table-cell>
          <table:table-cell table:style-name="Table17.B2" office:value-type="string">
            <text:p text:style-name="P11">This requirement shall be verified by inspection.</text:p>
          </table:table-cell>
        </table:table-row>
        <table:table-row>
          <table:table-cell table:style-name="Table17.A2" office:value-type="string">
            <text:p text:style-name="P9">Status:</text:p>
          </table:table-cell>
          <table:table-cell table:style-name="Table17.B2" office:value-type="string">
            <text:p text:style-name="P9">Active</text:p>
          </table:table-cell>
        </table:table-row>
        <table:table-row>
          <table:table-cell table:style-name="Table17.A2" office:value-type="string">
            <text:p text:style-name="P9">Notes:</text:p>
          </table:table-cell>
          <table:table-cell table:style-name="Table17.B2" office:value-type="string">
            <text:p text:style-name="P9">This schedule will be used to determine if there is people in the house or not. <text:s/></text:p>
          </table:table-cell>
        </table:table-row>
      </table:table>
      <text:h text:style-name="Heading_20_2" text:outline-level="2">Adaptation requirements</text:h>
      <text:p text:style-name="Text_20_body">Different age groups </text:p>
      <text:h text:style-name="Heading_20_2" text:outline-level="2">Safety requirements</text:h>
      <text:p text:style-name="Text_20_body">UL</text:p>
      <text:h text:style-name="Heading_20_2" text:outline-level="2">Security and privacy requirements</text:h>
      <text:p text:style-name="Text_20_body"/>
      <table:table table:name="Table24" table:style-name="Table24">
        <table:table-column table:style-name="Table24.A"/>
        <table:table-column table:style-name="Table24.B"/>
        <table:table-header-rows>
          <text:soft-page-break/>
          <table:table-row>
            <table:table-cell table:style-name="Table24.A1" table:number-columns-spanned="2" office:value-type="string">
              <text:p text:style-name="Requirement"><text:span text:style-name="T9">Requirement </text:span><text:sequence text:ref-name="refRequirement17" text:name="Requirement" text:formula="ooow:Requirement+1" style:num-format="1">3.8.1</text:sequence> <text:span text:style-name="T9">: Modification/Creation of New UIDs</text:span></text:p>
              <text:p text:style-name="P25"/>
            </table:table-cell>
            <table:covered-table-cell/>
          </table:table-row>
        </table:table-header-rows>
        <table:table-row table:style-name="Table24.2">
          <table:table-cell table:style-name="Table24.A2" office:value-type="string">
            <text:p text:style-name="P10">Synopsis:</text:p>
          </table:table-cell>
          <table:table-cell table:style-name="Table24.B2" office:value-type="string">
            <text:p text:style-name="P13">The system shall restrict the creation, modification, and viewing of others' data associated with their UID.</text:p>
          </table:table-cell>
        </table:table-row>
        <table:table-row>
          <table:table-cell table:style-name="Table24.A2" office:value-type="string">
            <text:p text:style-name="P10">Specifics:</text:p>
          </table:table-cell>
          <table:table-cell table:style-name="Table24.B2" office:value-type="string">
            <text:list xml:id="list35283167" text:continue-list="list35295789" text:style-name="L8">
              <text:list-item text:start-value="1">
                <text:p text:style-name="P40">Creation shall be limited to the system owners, and users authorized by the owners.</text:p>
              </text:list-item>
              <text:list-item>
                <text:p text:style-name="P40">Modification shall be limited to the system owners, and users authorized by the owners.</text:p>
              </text:list-item>
              <text:list-item>
                <text:p text:style-name="P40">The profile settings associated with a user's UID shall only be visible by that user.</text:p>
              </text:list-item>
            </text:list>
          </table:table-cell>
        </table:table-row>
        <table:table-row>
          <table:table-cell table:style-name="Table24.A2" office:value-type="string">
            <text:p text:style-name="P10">Acceptance:</text:p>
          </table:table-cell>
          <table:table-cell table:style-name="Table24.B2" office:value-type="string">
            <text:p text:style-name="P12">This requirement shall be verified by testing and demonstration.</text:p>
          </table:table-cell>
        </table:table-row>
        <table:table-row>
          <table:table-cell table:style-name="Table24.A2" office:value-type="string">
            <text:p text:style-name="P10">Status:</text:p>
          </table:table-cell>
          <table:table-cell table:style-name="Table24.B2" office:value-type="string">
            <text:p text:style-name="P10">Active</text:p>
          </table:table-cell>
        </table:table-row>
        <table:table-row>
          <table:table-cell table:style-name="Table24.A2" office:value-type="string">
            <text:p text:style-name="P10">Notes:</text:p>
          </table:table-cell>
          <table:table-cell table:style-name="Table24.B2" office:value-type="string">
            <text:p text:style-name="P10">N/A</text:p>
          </table:table-cell>
        </table:table-row>
        <table:table-row>
          <table:table-cell table:style-name="Table24.A2" office:value-type="string">
            <text:p text:style-name="P10">Source:</text:p>
          </table:table-cell>
          <table:table-cell table:style-name="Table24.B2" office:value-type="string">
            <text:p text:style-name="P10">Tyler Kopf</text:p>
          </table:table-cell>
        </table:table-row>
      </table:table>
      <text:p text:style-name="Text_20_body"/>
      <text:p text:style-name="Text_20_body"/>
      <text:h text:style-name="Heading_20_2" text:outline-level="2">System environment requirements</text:h>
      <text:p text:style-name="Text_20_body">Hot or cold </text:p>
      <text:h text:style-name="Heading_20_2" text:outline-level="2">Computer resource requirements</text:h>
      <text:p text:style-name="Text_20_body">Hard Drive size </text:p>
      <text:h text:style-name="Heading_20_3" text:outline-level="3">Computer hardware requirements</text:h>
      <text:p text:style-name="Text_20_body"/>
      <table:table table:name="Table25" table:style-name="Table25">
        <table:table-column table:style-name="Table25.A"/>
        <table:table-column table:style-name="Table25.B"/>
        <table:table-header-rows>
          <text:soft-page-break/>
          <table:table-row>
            <table:table-cell table:style-name="Table25.A1" table:number-columns-spanned="2" office:value-type="string">
              <text:p text:style-name="Requirement"><text:span text:style-name="T9">Requirement </text:span><text:sequence text:ref-name="refRequirement18" text:name="Requirement" text:formula="ooow:Requirement+1" style:num-format="1">3.10.1.1</text:sequence> <text:span text:style-name="T9">: Storage Requirements</text:span></text:p>
              <text:p text:style-name="P25"/>
            </table:table-cell>
            <table:covered-table-cell/>
          </table:table-row>
        </table:table-header-rows>
        <table:table-row table:style-name="Table25.2">
          <table:table-cell table:style-name="Table25.A2" office:value-type="string">
            <text:p text:style-name="P10">Synopsis:</text:p>
          </table:table-cell>
          <table:table-cell table:style-name="Table25.B2" office:value-type="string">
            <text:p text:style-name="P13">The system shall include no less than 100 GB to store profile settings and other associated data, and the data shall be quickly accessible.</text:p>
          </table:table-cell>
        </table:table-row>
        <table:table-row>
          <table:table-cell table:style-name="Table25.A2" office:value-type="string">
            <text:p text:style-name="P10">Specifics:</text:p>
          </table:table-cell>
          <table:table-cell table:style-name="Table25.B2" office:value-type="string">
            <text:list xml:id="list35294451" text:continue-list="list35283167" text:style-name="L8">
              <text:list-item text:start-value="1">
                <text:p text:style-name="P40">The system shall use SSD(s) with SATA 6.0Gb/s for main storage and access of the profile settings and other associated data.</text:p>
              </text:list-item>
              <text:list-item>
                <text:p text:style-name="P40">The system shall have two backup SSDs that will each store a backup copy of the data on the main SSD.</text:p>
              </text:list-item>
            </text:list>
          </table:table-cell>
        </table:table-row>
        <table:table-row>
          <table:table-cell table:style-name="Table25.A2" office:value-type="string">
            <text:p text:style-name="P10">Acceptance:</text:p>
          </table:table-cell>
          <table:table-cell table:style-name="Table25.B2" office:value-type="string">
            <text:p text:style-name="P12">This requirement shall be verified by inspection.</text:p>
          </table:table-cell>
        </table:table-row>
        <table:table-row>
          <table:table-cell table:style-name="Table25.A2" office:value-type="string">
            <text:p text:style-name="P10">Status:</text:p>
          </table:table-cell>
          <table:table-cell table:style-name="Table25.B2" office:value-type="string">
            <text:p text:style-name="P10">Active</text:p>
          </table:table-cell>
        </table:table-row>
        <table:table-row>
          <table:table-cell table:style-name="Table25.A2" office:value-type="string">
            <text:p text:style-name="P10">Notes:</text:p>
          </table:table-cell>
          <table:table-cell table:style-name="Table25.B2" office:value-type="string">
            <text:p text:style-name="P10">N/A</text:p>
          </table:table-cell>
        </table:table-row>
        <table:table-row>
          <table:table-cell table:style-name="Table25.A2" office:value-type="string">
            <text:p text:style-name="P10">Source:</text:p>
          </table:table-cell>
          <table:table-cell table:style-name="Table25.B2" office:value-type="string">
            <text:p text:style-name="P10">Tyler Kopf</text:p>
          </table:table-cell>
        </table:table-row>
      </table:table>
      <text:p text:style-name="Text_20_body"/>
      <table:table table:name="Table26" table:style-name="Table26">
        <table:table-column table:style-name="Table26.A"/>
        <table:table-column table:style-name="Table26.B"/>
        <table:table-header-rows>
          <table:table-row>
            <table:table-cell table:style-name="Table26.A1" table:number-columns-spanned="2" office:value-type="string">
              <text:p text:style-name="Requirement"><text:span text:style-name="T9">Requirement </text:span><text:sequence text:ref-name="refRequirement19" text:name="Requirement" text:formula="ooow:Requirement+1" style:num-format="1">3.10.1.2</text:sequence> <text:span text:style-name="T9">: Memory Requirements</text:span></text:p>
              <text:p text:style-name="P25"/>
            </table:table-cell>
            <table:covered-table-cell/>
          </table:table-row>
        </table:table-header-rows>
        <table:table-row table:style-name="Table26.2">
          <table:table-cell table:style-name="Table26.A2" office:value-type="string">
            <text:p text:style-name="P10">Synopsis:</text:p>
          </table:table-cell>
          <table:table-cell table:style-name="Table26.B2" office:value-type="string">
            <text:p text:style-name="P13">The system shall include no less than 16 GB of DDR3 1600MHz RAM.</text:p>
          </table:table-cell>
        </table:table-row>
        <table:table-row>
          <table:table-cell table:style-name="Table26.A2" office:value-type="string">
            <text:p text:style-name="P10">Specifics:</text:p>
          </table:table-cell>
          <table:table-cell table:style-name="Table26.B2" office:value-type="string">
            <text:list xml:id="list35305224" text:continue-list="list35294451" text:style-name="L8">
              <text:list-item text:start-value="1">
                <text:p text:style-name="P40">The system shall use quad-channel ram of 4x4GB sticks minimum.</text:p>
              </text:list-item>
            </text:list>
          </table:table-cell>
        </table:table-row>
        <table:table-row>
          <table:table-cell table:style-name="Table26.A2" office:value-type="string">
            <text:p text:style-name="P10">Acceptance:</text:p>
          </table:table-cell>
          <table:table-cell table:style-name="Table26.B2" office:value-type="string">
            <text:p text:style-name="P12">This requirement shall be verified by inspection.</text:p>
          </table:table-cell>
        </table:table-row>
        <table:table-row>
          <table:table-cell table:style-name="Table26.A2" office:value-type="string">
            <text:p text:style-name="P10">Status:</text:p>
          </table:table-cell>
          <table:table-cell table:style-name="Table26.B2" office:value-type="string">
            <text:p text:style-name="P10">Active</text:p>
          </table:table-cell>
        </table:table-row>
        <table:table-row>
          <table:table-cell table:style-name="Table26.A2" office:value-type="string">
            <text:p text:style-name="P10">Notes:</text:p>
          </table:table-cell>
          <table:table-cell table:style-name="Table26.B2" office:value-type="string">
            <text:p text:style-name="P10">N/A</text:p>
          </table:table-cell>
        </table:table-row>
        <table:table-row>
          <table:table-cell table:style-name="Table26.A2" office:value-type="string">
            <text:p text:style-name="P10">Source:</text:p>
          </table:table-cell>
          <table:table-cell table:style-name="Table26.B2" office:value-type="string">
            <text:p text:style-name="P10">Tyler Kopf</text:p>
          </table:table-cell>
        </table:table-row>
      </table:table>
      <text:p text:style-name="Text_20_body"/>
      <text:p text:style-name="Text_20_body"/>
      <text:h text:style-name="Heading_20_3" text:outline-level="3">Computer hardware resource utilization</text:h>
      <text:p text:style-name="Text_20_body"/>
      <text:h text:style-name="Heading_20_3" text:outline-level="3"><text:soft-page-break/>Computer software requirements</text:h>
      <text:p text:style-name="Text_20_body"/>
      <text:h text:style-name="Heading_20_3" text:outline-level="3">Computer communications requirements</text:h>
      <text:p text:style-name="Text_20_body"/>
      <text:h text:style-name="Heading_20_2" text:outline-level="2">System quality factors</text:h>
      <text:p text:style-name="Text_20_body"/>
      <text:h text:style-name="Heading_20_2" text:outline-level="2">Design and Construction constraints</text:h>
      <text:p text:style-name="Text_20_body"/>
      <table:table table:name="Table29" table:style-name="Table29">
        <table:table-column table:style-name="Table29.A"/>
        <table:table-column table:style-name="Table29.B"/>
        <table:table-header-rows>
          <table:table-row>
            <table:table-cell table:style-name="Table29.A1" table:number-columns-spanned="2" office:value-type="string">
              <text:p text:style-name="Requirement"><text:span text:style-name="T9">Requirement </text:span><text:sequence text:ref-name="refRequirement21" text:name="Requirement" text:formula="ooow:Requirement+1" style:num-format="1">3.12.1</text:sequence> <text:span text:style-name="T9">: Profile/Settings Storage</text:span></text:p>
              <text:p text:style-name="P25"/>
            </table:table-cell>
            <table:covered-table-cell/>
          </table:table-row>
        </table:table-header-rows>
        <table:table-row table:style-name="Table29.2">
          <table:table-cell table:style-name="Table29.A2" office:value-type="string">
            <text:p text:style-name="P10">Synopsis:</text:p>
          </table:table-cell>
          <table:table-cell table:style-name="Table29.B2" office:value-type="string">
            <text:p text:style-name="P13">The system shall store the data for the profile and settings using SQL.</text:p>
          </table:table-cell>
        </table:table-row>
        <table:table-row>
          <table:table-cell table:style-name="Table29.A2" office:value-type="string">
            <text:p text:style-name="P10">Specifics:</text:p>
          </table:table-cell>
          <table:table-cell table:style-name="Table29.B2" office:value-type="string">
            <text:list xml:id="list35275034" text:continue-list="list35305224" text:style-name="L8">
              <text:list-item text:start-value="1">
                <text:p text:style-name="P40">The system shall use SQL for all databasing needs.</text:p>
              </text:list-item>
            </text:list>
          </table:table-cell>
        </table:table-row>
        <table:table-row>
          <table:table-cell table:style-name="Table29.A2" office:value-type="string">
            <text:p text:style-name="P10">Acceptance:</text:p>
          </table:table-cell>
          <table:table-cell table:style-name="Table29.B2" office:value-type="string">
            <text:p text:style-name="P12">This requirement shall be verified by inspection.</text:p>
          </table:table-cell>
        </table:table-row>
        <table:table-row>
          <table:table-cell table:style-name="Table29.A2" office:value-type="string">
            <text:p text:style-name="P10">Status:</text:p>
          </table:table-cell>
          <table:table-cell table:style-name="Table29.B2" office:value-type="string">
            <text:p text:style-name="P10">Active</text:p>
          </table:table-cell>
        </table:table-row>
        <table:table-row>
          <table:table-cell table:style-name="Table29.A2" office:value-type="string">
            <text:p text:style-name="P10">Notes:</text:p>
          </table:table-cell>
          <table:table-cell table:style-name="Table29.B2" office:value-type="string">
            <text:p text:style-name="P10">N/A</text:p>
          </table:table-cell>
        </table:table-row>
        <table:table-row>
          <table:table-cell table:style-name="Table29.A2" office:value-type="string">
            <text:p text:style-name="P10">Source:</text:p>
          </table:table-cell>
          <table:table-cell table:style-name="Table29.B2" office:value-type="string">
            <text:p text:style-name="P10">Tyler Kopf</text:p>
          </table:table-cell>
        </table:table-row>
      </table:table>
      <text:p text:style-name="Text_20_body"/>
      <table:table table:name="Table30" table:style-name="Table30">
        <table:table-column table:style-name="Table30.A"/>
        <table:table-column table:style-name="Table30.B"/>
        <table:table-header-rows>
          <text:soft-page-break/>
          <table:table-row>
            <table:table-cell table:style-name="Table30.A1" table:number-columns-spanned="2" office:value-type="string">
              <text:p text:style-name="Requirement"><text:span text:style-name="T9">Requirement </text:span><text:sequence text:ref-name="refRequirement22" text:name="Requirement" text:formula="ooow:Requirement+1" style:num-format="1">3.12.2</text:sequence> <text:span text:style-name="T9">: Programming Language</text:span></text:p>
              <text:p text:style-name="P25"/>
            </table:table-cell>
            <table:covered-table-cell/>
          </table:table-row>
        </table:table-header-rows>
        <table:table-row table:style-name="Table30.2">
          <table:table-cell table:style-name="Table30.A2" office:value-type="string">
            <text:p text:style-name="P10">Synopsis:</text:p>
          </table:table-cell>
          <table:table-cell table:style-name="Table30.B2" office:value-type="string">
            <text:p text:style-name="P13">The system shall be programmed in C++.</text:p>
          </table:table-cell>
        </table:table-row>
        <table:table-row>
          <table:table-cell table:style-name="Table30.A2" office:value-type="string">
            <text:p text:style-name="P10">Specifics:</text:p>
          </table:table-cell>
          <table:table-cell table:style-name="Table30.B2" office:value-type="string">
            <text:list xml:id="list35295339" text:continue-list="list35275034" text:style-name="L8">
              <text:list-item text:start-value="1">
                <text:p text:style-name="P40">The system shall be programmed in C++.</text:p>
              </text:list-item>
              <text:list-item>
                <text:p text:style-name="P40">Additional script files may be used, but the core of the running system shall be written in C++.</text:p>
              </text:list-item>
              <text:list-item>
                <text:p text:style-name="P40">Additional script files, if they are to be a standard scripting language, shall be written in Python.</text:p>
              </text:list-item>
            </text:list>
          </table:table-cell>
        </table:table-row>
        <table:table-row>
          <table:table-cell table:style-name="Table30.A2" office:value-type="string">
            <text:p text:style-name="P10">Acceptance:</text:p>
          </table:table-cell>
          <table:table-cell table:style-name="Table30.B2" office:value-type="string">
            <text:p text:style-name="P12">This requirement shall be verified by inspection.</text:p>
          </table:table-cell>
        </table:table-row>
        <table:table-row>
          <table:table-cell table:style-name="Table30.A2" office:value-type="string">
            <text:p text:style-name="P10">Status:</text:p>
          </table:table-cell>
          <table:table-cell table:style-name="Table30.B2" office:value-type="string">
            <text:p text:style-name="P10">Active</text:p>
          </table:table-cell>
        </table:table-row>
        <table:table-row>
          <table:table-cell table:style-name="Table30.A2" office:value-type="string">
            <text:p text:style-name="P10">Notes:</text:p>
          </table:table-cell>
          <table:table-cell table:style-name="Table30.B2" office:value-type="string">
            <text:p text:style-name="P10">N/A</text:p>
          </table:table-cell>
        </table:table-row>
        <table:table-row>
          <table:table-cell table:style-name="Table30.A2" office:value-type="string">
            <text:p text:style-name="P10">Source:</text:p>
          </table:table-cell>
          <table:table-cell table:style-name="Table30.B2" office:value-type="string">
            <text:p text:style-name="P10">Tyler Kopf</text:p>
          </table:table-cell>
        </table:table-row>
      </table:table>
      <text:p text:style-name="Text_20_body"/>
      <text:h text:style-name="Heading_20_2" text:outline-level="2">Personnel-related requirements</text:h>
      <text:p text:style-name="Text_20_body"/>
      <table:table table:name="Table28" table:style-name="Table28">
        <table:table-column table:style-name="Table28.A"/>
        <table:table-column table:style-name="Table28.B"/>
        <table:table-header-rows>
          <table:table-row>
            <table:table-cell table:style-name="Table28.A1" table:number-columns-spanned="2" office:value-type="string">
              <text:p text:style-name="Requirement"><text:span text:style-name="T9">Requirement </text:span><text:sequence text:ref-name="refRequirement23" text:name="Requirement" text:formula="ooow:Requirement+1" style:num-format="1">3.13.1</text:sequence> <text:span text:style-name="T9">: Manual Specification</text:span></text:p>
              <text:p text:style-name="P25"/>
            </table:table-cell>
            <table:covered-table-cell/>
          </table:table-row>
        </table:table-header-rows>
        <table:table-row table:style-name="Table28.2">
          <table:table-cell table:style-name="Table28.A2" office:value-type="string">
            <text:p text:style-name="P10">Synopsis:</text:p>
          </table:table-cell>
          <table:table-cell table:style-name="Table28.B2" office:value-type="string">
            <text:p text:style-name="P13">The system shall include a manual written for the user.</text:p>
          </table:table-cell>
        </table:table-row>
        <table:table-row>
          <table:table-cell table:style-name="Table28.A2" office:value-type="string">
            <text:p text:style-name="P10">Specifics:</text:p>
          </table:table-cell>
          <table:table-cell table:style-name="Table28.B2" office:value-type="string">
            <text:list xml:id="list35292830" text:continue-list="list35295339" text:style-name="L8">
              <text:list-item text:start-value="1">
                <text:p text:style-name="P40">The manual shall be written in the languages of English, French, German, and Spanish.</text:p>
              </text:list-item>
              <text:list-item>
                <text:p text:style-name="P40">The manual shall include documentation on every system capability and system interface.</text:p>
              </text:list-item>
              <text:list-item>
                <text:p text:style-name="P40">The manual shall be written in such a manner that no special knowledge of the system is necessary to understand it.</text:p>
              </text:list-item>
            </text:list>
          </table:table-cell>
        </table:table-row>
        <table:table-row>
          <table:table-cell table:style-name="Table28.A2" office:value-type="string">
            <text:p text:style-name="P10">Acceptance:</text:p>
          </table:table-cell>
          <table:table-cell table:style-name="Table28.B2" office:value-type="string">
            <text:p text:style-name="P12">This requirement shall be verified by inspection.</text:p>
          </table:table-cell>
        </table:table-row>
        <table:table-row>
          <table:table-cell table:style-name="Table28.A2" office:value-type="string">
            <text:p text:style-name="P10">Status:</text:p>
          </table:table-cell>
          <table:table-cell table:style-name="Table28.B2" office:value-type="string">
            <text:p text:style-name="P10">Active</text:p>
          </table:table-cell>
        </table:table-row>
        <table:table-row>
          <table:table-cell table:style-name="Table28.A2" office:value-type="string">
            <text:p text:style-name="P10">Notes:</text:p>
          </table:table-cell>
          <table:table-cell table:style-name="Table28.B2" office:value-type="string">
            <text:p text:style-name="P10">N/A</text:p>
          </table:table-cell>
        </table:table-row>
        <table:table-row>
          <table:table-cell table:style-name="Table28.A2" office:value-type="string">
            <text:p text:style-name="P10">Source:</text:p>
          </table:table-cell>
          <table:table-cell table:style-name="Table28.B2" office:value-type="string">
            <text:p text:style-name="P10">Tyler Kopf</text:p>
          </table:table-cell>
        </table:table-row>
      </table:table>
      <text:p text:style-name="Text_20_body"><text:soft-page-break/></text:p>
      <text:h text:style-name="Heading_20_2" text:outline-level="2">Training-related requirements</text:h>
      <text:p text:style-name="Text_20_body">Voice training </text:p>
      <text:h text:style-name="Heading_20_2" text:outline-level="2">Logistics-related requirements</text:h>
      <text:p text:style-name="Text_20_body">CD package ships in a regular envelope. <text:s/></text:p>
      <text:h text:style-name="Heading_20_2" text:outline-level="2">Other requirements</text:h>
      <text:p text:style-name="Text_20_body"/>
      <text:h text:style-name="Heading_20_2" text:outline-level="2">Packaging requirements</text:h>
      <text:p text:style-name="Text_20_body">Shiping crates → wood with bugs </text:p>
      <text:h text:style-name="Heading_20_2" text:outline-level="2">Precedence and criticality of requirements</text:h>
      <text:p text:style-name="Text_20_body"/>
      <text:h text:style-name="P33" text:outline-level="1">Qualification Provisions</text:h>
      <text:p text:style-name="Text_20_body"/>
      <text:h text:style-name="P33" text:outline-level="1">Requirements traceability</text:h>
      <text:p text:style-name="Text_20_body"/>
      <text:h text:style-name="P33" text:outline-level="1">Note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entury Schoolbook" svg:font-family="'Century Schoolbook'"/>
    <style:font-face style:name="OpenSymbol" svg:font-family="OpenSymbol"/>
    <style:font-face style:name="StarSymbol1" svg:font-family="StarSymbol"/>
    <style:font-face style:name="Tahoma1" svg:font-family="Tahoma"/>
    <style:font-face style:name="Arial" svg:font-family="Arial" style:font-family-generic="swiss"/>
    <style:font-face style:name="Century Schoolbook1" svg:font-family="'Century Schoolbook'" style:font-family-generic="roman" style:font-pitch="variable"/>
    <style:font-face style:name="Times New Roman" svg:font-family="'Times New Roman'"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5in" style:auto-text-indent="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uirement" style:family="paragraph" style:parent-style-name="Caption" style:class="extra">
      <style:paragraph-properties fo:text-align="center" style:justify-single-word="false"/>
      <style:text-properties fo:font-style="normal"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_5f_Specifics" style:display-name="Req_Specifics" style:family="paragraph" style:default-outline-level="" style:list-style-name="List_20_1" style:class="extra" style:master-page-name="">
      <style:paragraph-properties fo:text-align="start" style:justify-single-word="false" fo:keep-together="always" style:page-number="auto" fo:background-color="transparent" style:shadow="none">
        <style:tab-stops/>
        <style:background-image/>
      </style:paragraph-properties>
      <style:text-properties style:font-name="Century Schoolbook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7. November 2011</text:modification-date> <text:modification-time style:data-style-name="N40">15:16</text:modification-time></text:p>
            </table:table-cell>
            <table:table-cell office:value-type="string">
              <text:p text:style-name="MP2"><text:user-field-get text:name="DocumentType">System Segmentation Specification</text:user-field-get> for <text:line-break/><text:user-field-get text:name="FullSystemName">Smart House System</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7. November 2011</text:modification-date> <text:modification-time style:data-style-name="N40">15:16</text:modification-time></text:p>
            </table:table-cell>
            <table:table-cell office:value-type="string">
              <text:p text:style-name="MP2"><text:user-field-get text:name="DocumentType">System Segmentation Specification</text:user-field-get> <text:s/>for<text:line-break/> <text:user-field-get text:name="FullSystemName">Smart House System</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MP3">Date: <text:user-field-get text:name="ReleaseDate">18 June 2008</text:user-field-get></text:p>
              </table:table-cell>
              <table:table-cell table:style-name="Table4.A1" office:value-type="string">
                <text:p text:style-name="MP4">Page <text:page-number text:select-page="current">26</text:page-number> of <text:page-count>30</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MP3">Date: <text:user-field-get text:name="ReleaseDate">18 June 2008</text:user-field-get></text:p>
              </table:table-cell>
              <table:table-cell table:style-name="Table1.A1" office:value-type="string">
                <text:p text:style-name="MP4">Page <text:page-number text:select-page="current">26</text:page-number> of <text:page-count>30</text:page-count></text:p>
              </table:table-cell>
            </table:table-row>
          </table:table-header-rows>
        </table:table>
        <text:p text:style-name="Footer"/>
      </style:footer-left>
    </style:master-page>
    <style:master-page style:name="First_20_Page" style:display-name="First Page" style:page-layout-name="Mpm2" style:next-style-name="Standard">
      <style:header>
        <text:p text:style-name="MP1">Draft saved at <text:modification-time style:data-style-name="N40">15:16</text:modification-time> on <text:modification-date style:data-style-name="N81">7. Novem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MP3">Date: <text:user-field-get text:name="ReleaseDate">18 June 2008</text:user-field-get></text:p>
              </table:table-cell>
              <table:table-cell table:style-name="Table3.A1" office:value-type="string">
                <text:p text:style-name="MP4">Page <text:page-number text:select-page="current">26</text:page-number> of <text:page-count>30</text:page-count></text:p>
              </table:table-cell>
            </table:table-row>
          </table:table-header-rows>
        </table:table>
        <text:p text:style-name="Standard"/>
      </style:footer>
    </style:master-page>
    <style:master-page style:name="Untitled1" style:page-layout-name="Mpm3">
      <style:header>
        <text:p text:style-name="Header"/>
      </style:header>
    </style:master-page>
    <style:master-page style:name="Left_20_Page" style:display-name="Left Page" style:page-layout-name="Mpm4">
      <style:header>
        <text:p text:style-name="Header"/>
      </style:header>
      <style:footer>
        <text:p text:style-name="Footer"/>
      </style:footer>
    </style:master-page>
    <style:master-page style:name="Right_20_Page" style:display-name="Right Page" style:page-layout-name="Mpm5">
      <style:header>
        <text:p text:style-name="Header"/>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date>2011-11-07T15:16:34.93</dc:date>
    <meta:editing-cycles>73</meta:editing-cycles>
    <meta:editing-duration>P3DT12H1M5S</meta:editing-duration>
    <meta:document-statistic meta:table-count="30" meta:image-count="1" meta:object-count="0" meta:page-count="30" meta:paragraph-count="490" meta:word-count="3462" meta:character-count="21891"/>
    <meta:user-defined meta:name="Info 1"/>
    <meta:user-defined meta:name="Info 2"/>
    <meta:user-defined meta:name="Info 3"/>
    <meta:user-defined meta:name="Info 4"/>
  </office:meta>
</office:document-meta>
</file>